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cm" fo:min-width="2.86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27cm" fo:min-width="2.863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00pt" style:font-size-asian="100pt" style:font-size-complex="100pt"/>
    </style:style>
    <style:style style:name="T1" style:family="text">
      <style:text-properties fo:font-size="100pt" style:font-size-asian="100pt" style:font-size-complex="1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path draw:style-name="gr1" draw:text-style-name="P1" draw:layer="layout" svg:width="2.174cm" svg:height="5.524cm" svg:x="2cm" svg:y="3.875cm" svg:viewBox="0 0 2175 5525" svg:d="m1400 2405c1000 0 1100 1700-100 1700s-1600-2200-100-2300 500-1700 100-1700 500 5300 0 5400-335-198-700-400c-31-17 400 400 700 200 226-222-284-3142-200-4600 28-486 76-747 300-700 900-100 857 1990-200 2000-1400 0-1200 2200 100 2100s500-1500 0-1500c-400 0-500 700-200 800-400 100-700-1000 300-1000zm-1400-400zm2001 3201z">
            <text:p/>
          </draw:path>
          <draw:custom-shape draw:style-name="gr2" draw:text-style-name="P1" draw:layer="layout" svg:width="0.6cm" svg:height="0.6cm" svg:x="2.6cm" svg:y="8.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1" draw:layer="layout" svg:width="26.8cm" svg:height="0.1cm" svg:x="1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6.8cm" svg:height="0.1cm" svg:x="1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6.8cm" svg:height="0.1cm" svg:x="1cm" svg:y="6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6.8cm" svg:height="0.1cm" svg:x="1cm" svg:y="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6.8cm" svg:height="0.1cm" svg:x="1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58cm" svg:height="0.071cm" svg:x="5.7cm" svg:y="9.9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3.605cm" svg:height="3.777cm" svg:x="10.195cm" svg:y="5.8cm">
          <draw:text-box>
            <text:p><text:span text:style-name="T1">♪</text:span></text:p>
          </draw:text-box>
        </draw:frame>
        <draw:frame draw:style-name="gr3" draw:text-style-name="P2" draw:layer="layout" svg:width="3.605cm" svg:height="3.777cm" svg:x="4.795cm" svg:y="6.823cm">
          <draw:text-box>
            <text:p><text:span text:style-name="T1">♪</text:span></text:p>
          </draw:text-box>
        </draw:frame>
        <draw:frame draw:style-name="gr3" draw:text-style-name="P2" draw:layer="layout" svg:width="3.605cm" svg:height="3.777cm" svg:x="7.895cm" svg:y="6.2cm">
          <draw:text-box>
            <text:p><text:span text:style-name="T1">♪</text:span></text:p>
          </draw:text-box>
        </draw:frame>
        <draw:frame draw:style-name="gr3" draw:text-style-name="P2" draw:layer="layout" svg:width="3.605cm" svg:height="3.777cm" svg:x="22.695cm" svg:y="3.423cm">
          <draw:text-box>
            <text:p><text:span text:style-name="T1">♪</text:span></text:p>
          </draw:text-box>
        </draw:frame>
        <draw:frame draw:style-name="gr3" draw:text-style-name="P2" draw:layer="layout" svg:width="3.605cm" svg:height="3.777cm" svg:x="20.295cm" svg:y="3.823cm">
          <draw:text-box>
            <text:p><text:span text:style-name="T1">♪</text:span></text:p>
          </draw:text-box>
        </draw:frame>
        <draw:frame draw:style-name="gr3" draw:text-style-name="P2" draw:layer="layout" svg:width="3.605cm" svg:height="3.777cm" svg:x="17.6cm" svg:y="4.4cm">
          <draw:text-box>
            <text:p><text:span text:style-name="T1">♪</text:span></text:p>
          </draw:text-box>
        </draw:frame>
        <draw:frame draw:style-name="gr4" draw:text-style-name="P2" draw:layer="layout" svg:width="3.605cm" svg:height="3.877cm" svg:x="15.9cm" svg:y="4.823cm">
          <draw:text-box>
            <text:p><text:span text:style-name="T1">♪</text:span></text:p>
          </draw:text-box>
        </draw:frame>
        <draw:frame draw:style-name="gr3" draw:text-style-name="P2" draw:layer="layout" svg:width="3.605cm" svg:height="3.777cm" svg:x="13.1cm" svg:y="5.423cm">
          <draw:text-box>
            <text:p><text:span text:style-name="T1">♪</text:span></text:p>
          </draw:text-box>
        </draw:frame>
        <draw:custom-shape draw:style-name="gr5" draw:text-style-name="P1" draw:layer="layout" svg:width="2.55cm" svg:height="2.621cm" svg:x="7.95cm" svg:y="11.0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5cm" svg:height="2.621cm" svg:x="23.25cm" svg:y="11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5cm" svg:height="2.621cm" svg:x="20.7cm" svg:y="11.0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5cm" svg:height="2.621cm" svg:x="18.15cm" svg:y="11.0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5cm" svg:height="2.621cm" svg:x="15.6cm" svg:y="11.0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5cm" svg:height="2.621cm" svg:x="13.05cm" svg:y="11.0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5cm" svg:height="2.621cm" svg:x="10.5cm" svg:y="11.0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5cm" svg:height="2.621cm" svg:x="5.4cm" svg:y="11.07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標準">
        <draw:g>
          <draw:path draw:style-name="gr1" draw:text-style-name="P1" draw:layer="layout" svg:width="2.174cm" svg:height="5.524cm" svg:x="2cm" svg:y="3.875cm" svg:viewBox="0 0 2175 5525" svg:d="m1400 2405c1000 0 1100 1700-100 1700s-1600-2200-100-2300 500-1700 100-1700 500 5300 0 5400-335-198-700-400c-31-17 400 400 700 200 226-222-284-3142-200-4600 28-486 76-747 300-700 900-100 857 1990-200 2000-1400 0-1200 2200 100 2100s500-1500 0-1500c-400 0-500 700-200 800-400 100-700-1000 300-1000zm-1400-400zm2001 3201z">
            <text:p/>
          </draw:path>
          <draw:custom-shape draw:style-name="gr2" draw:text-style-name="P1" draw:layer="layout" svg:width="0.6cm" svg:height="0.6cm" svg:x="2.6cm" svg:y="8.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1" draw:layer="layout" svg:width="26.8cm" svg:height="0.1cm" svg:x="1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6.8cm" svg:height="0.1cm" svg:x="1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6.8cm" svg:height="0.1cm" svg:x="1cm" svg:y="6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6.8cm" svg:height="0.1cm" svg:x="1cm" svg:y="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6.8cm" svg:height="0.1cm" svg:x="1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58cm" svg:height="0.071cm" svg:x="5.7cm" svg:y="9.9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5cm" svg:height="2.621cm" svg:x="7.95cm" svg:y="11.0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5cm" svg:height="2.621cm" svg:x="23.25cm" svg:y="11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5cm" svg:height="2.621cm" svg:x="20.7cm" svg:y="11.0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5cm" svg:height="2.621cm" svg:x="18.15cm" svg:y="11.0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5cm" svg:height="2.621cm" svg:x="15.6cm" svg:y="11.0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5cm" svg:height="2.621cm" svg:x="13.05cm" svg:y="11.0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5cm" svg:height="2.621cm" svg:x="10.5cm" svg:y="11.0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5cm" svg:height="2.621cm" svg:x="5.4cm" svg:y="11.079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1.802cm" svg:height="3.489cm" svg:x="5.997cm" svg:y="6.9cm" svg:viewBox="0 0 1803 3490" svg:d="m403 2695c218-95 435-91 572-4v-2441h8c3-22 4-82-4-250 62 69 217 333 434 541s810 1206-105 1664c766-730 133-1140-208-1650v2288c0 0-2-5 0 0 74 203-89 450-385 577-303 131-602 73-691-132s75-463 379-593z">
          <text:p/>
        </draw:path>
        <draw:path draw:style-name="gr1" draw:text-style-name="P1" draw:layer="layout" svg:width="1.802cm" svg:height="3.489cm" svg:x="5.998cm" svg:y="6.9cm" svg:viewBox="0 0 1803 3490" svg:d="m403 2695c218-95 435-91 572-4v-2441h8c3-22 4-82-4-250 62 69 217 333 434 541s810 1206-105 1664c766-730 133-1140-208-1650v2288c0 0-2-5 0 0 74 203-89 450-385 577-303 131-602 73-691-132s75-463 379-593z">
          <text:p/>
        </draw:path>
        <draw:path draw:style-name="gr1" draw:text-style-name="P1" draw:layer="layout" svg:width="1.802cm" svg:height="3.489cm" svg:x="5.998cm" svg:y="6.9cm" svg:viewBox="0 0 1803 3490" svg:d="m403 2695c218-95 435-91 572-4v-2441h8c3-22 4-82-4-250 62 69 217 333 434 541s810 1206-105 1664c766-730 133-1140-208-1650v2288c0 0-2-5 0 0 74 203-89 450-385 577-303 131-602 73-691-132s75-463 379-593z">
          <text:p/>
        </draw:path>
        <draw:path draw:style-name="gr1" draw:text-style-name="P1" draw:layer="layout" svg:width="1.802cm" svg:height="3.489cm" svg:x="5.998cm" svg:y="6.9cm" svg:viewBox="0 0 1803 3490" svg:d="m403 2695c218-95 435-91 572-4v-2441h8c3-22 4-82-4-250 62 69 217 333 434 541s810 1206-105 1664c766-730 133-1140-208-1650v2288c0 0-2-5 0 0 74 203-89 450-385 577-303 131-602 73-691-132s75-463 379-593z">
          <text:p/>
        </draw:path>
        <draw:path draw:style-name="gr1" draw:text-style-name="P1" draw:layer="layout" svg:width="1.802cm" svg:height="3.489cm" svg:x="5.998cm" svg:y="6.9cm" svg:viewBox="0 0 1803 3490" svg:d="m403 2695c218-95 435-91 572-4v-2441h8c3-22 4-82-4-250 62 69 217 333 434 541s810 1206-105 1664c766-730 133-1140-208-1650v2288c0 0-2-5 0 0 74 203-89 450-385 577-303 131-602 73-691-132s75-463 379-593z">
          <text:p/>
        </draw:path>
        <draw:path draw:style-name="gr1" draw:text-style-name="P1" draw:layer="layout" svg:width="1.802cm" svg:height="3.489cm" svg:x="13.8cm" svg:y="4.91cm" svg:viewBox="0 0 1803 3490" svg:d="m403 2695c218-95 435-91 572-4v-2441h8c3-22 4-82-4-250 62 69 217 333 434 541s810 1206-105 1664c766-730 133-1140-208-1650v2288c0 0-2-5 0 0 74 203-89 450-385 577-303 131-602 73-691-132s75-463 379-593z">
          <text:p/>
        </draw:path>
        <draw:path draw:style-name="gr1" draw:text-style-name="P1" draw:layer="layout" svg:width="1.802cm" svg:height="3.489cm" svg:x="10.997cm" svg:y="5.81cm" svg:viewBox="0 0 1803 3490" svg:d="m403 2695c218-95 435-91 572-4v-2441h8c3-22 4-82-4-250 62 69 217 333 434 541s810 1206-105 1664c766-730 133-1140-208-1650v2288c0 0-2-5 0 0 74 203-89 450-385 577-303 131-602 73-691-132s75-463 379-593z">
          <text:p/>
        </draw:path>
        <draw:path draw:style-name="gr1" draw:text-style-name="P1" draw:layer="layout" svg:width="1.802cm" svg:height="3.489cm" svg:x="8.7cm" svg:y="4.9cm" svg:viewBox="0 0 1803 3490" svg:d="m403 2695c218-95 435-91 572-4v-2441h8c3-22 4-82-4-250 62 69 217 333 434 541s810 1206-105 1664c766-730 133-1140-208-1650v2288c0 0-2-5 0 0 74 203-89 450-385 577-303 131-602 73-691-132s75-463 379-593z">
          <text:p/>
        </draw:path>
        <draw:custom-shape draw:style-name="gr2" draw:text-style-name="P1" draw:layer="layout" svg:width="1.558cm" svg:height="0.071cm" svg:x="16.097cm" svg:y="9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1.802cm" svg:height="3.489cm" svg:x="16.394cm" svg:y="6.81cm" svg:viewBox="0 0 1803 3490" svg:d="m403 2695c218-95 435-91 572-4v-2441h8c3-22 4-82-4-250 62 69 217 333 434 541s810 1206-105 1664c766-730 133-1140-208-1650v2288c0 0-2-5 0 0 74 203-89 450-385 577-303 131-602 73-691-132s75-463 379-593z">
          <text:p/>
        </draw:path>
        <draw:path draw:style-name="gr1" draw:text-style-name="P1" draw:layer="layout" svg:width="1.802cm" svg:height="3.489cm" svg:x="16.395cm" svg:y="6.81cm" svg:viewBox="0 0 1803 3490" svg:d="m403 2695c218-95 435-91 572-4v-2441h8c3-22 4-82-4-250 62 69 217 333 434 541s810 1206-105 1664c766-730 133-1140-208-1650v2288c0 0-2-5 0 0 74 203-89 450-385 577-303 131-602 73-691-132s75-463 379-593z">
          <text:p/>
        </draw:path>
        <draw:path draw:style-name="gr1" draw:text-style-name="P1" draw:layer="layout" svg:width="1.802cm" svg:height="3.489cm" svg:x="16.395cm" svg:y="6.81cm" svg:viewBox="0 0 1803 3490" svg:d="m403 2695c218-95 435-91 572-4v-2441h8c3-22 4-82-4-250 62 69 217 333 434 541s810 1206-105 1664c766-730 133-1140-208-1650v2288c0 0-2-5 0 0 74 203-89 450-385 577-303 131-602 73-691-132s75-463 379-593z">
          <text:p/>
        </draw:path>
        <draw:path draw:style-name="gr1" draw:text-style-name="P1" draw:layer="layout" svg:width="1.802cm" svg:height="3.489cm" svg:x="16.395cm" svg:y="6.81cm" svg:viewBox="0 0 1803 3490" svg:d="m403 2695c218-95 435-91 572-4v-2441h8c3-22 4-82-4-250 62 69 217 333 434 541s810 1206-105 1664c766-730 133-1140-208-1650v2288c0 0-2-5 0 0 74 203-89 450-385 577-303 131-602 73-691-132s75-463 379-593z">
          <text:p/>
        </draw:path>
        <draw:path draw:style-name="gr1" draw:text-style-name="P1" draw:layer="layout" svg:width="1.802cm" svg:height="3.489cm" svg:x="16.395cm" svg:y="6.81cm" svg:viewBox="0 0 1803 3490" svg:d="m403 2695c218-95 435-91 572-4v-2441h8c3-22 4-82-4-250 62 69 217 333 434 541s810 1206-105 1664c766-730 133-1140-208-1650v2288c0 0-2-5 0 0 74 203-89 450-385 577-303 131-602 73-691-132s75-463 379-593z">
          <text:p/>
        </draw:path>
        <draw:path draw:style-name="gr1" draw:text-style-name="P1" draw:layer="layout" svg:width="1.802cm" svg:height="3.489cm" svg:x="24.197cm" svg:y="4.82cm" svg:viewBox="0 0 1803 3490" svg:d="m403 2695c218-95 435-91 572-4v-2441h8c3-22 4-82-4-250 62 69 217 333 434 541s810 1206-105 1664c766-730 133-1140-208-1650v2288c0 0-2-5 0 0 74 203-89 450-385 577-303 131-602 73-691-132s75-463 379-593z">
          <text:p/>
        </draw:path>
        <draw:path draw:style-name="gr1" draw:text-style-name="P1" draw:layer="layout" svg:width="1.802cm" svg:height="3.489cm" svg:x="21.394cm" svg:y="5.72cm" svg:viewBox="0 0 1803 3490" svg:d="m403 2695c218-95 435-91 572-4v-2441h8c3-22 4-82-4-250 62 69 217 333 434 541s810 1206-105 1664c766-730 133-1140-208-1650v2288c0 0-2-5 0 0 74 203-89 450-385 577-303 131-602 73-691-132s75-463 379-593z">
          <text:p/>
        </draw:path>
        <draw:path draw:style-name="gr1" draw:text-style-name="P1" draw:layer="layout" svg:width="1.802cm" svg:height="3.489cm" svg:x="19.097cm" svg:y="4.81cm" svg:viewBox="0 0 1803 3490" svg:d="m403 2695c218-95 435-91 572-4v-2441h8c3-22 4-82-4-250 62 69 217 333 434 541s810 1206-105 1664c766-730 133-1140-208-1650v2288c0 0-2-5 0 0 74 203-89 450-385 577-303 131-602 73-691-132s75-463 379-593z">
          <text:p/>
        </draw:path>
      </draw:page>
      <draw:page draw:name="page3" draw:style-name="dp1" draw:master-page-name="標準">
        <draw:g>
          <draw:path draw:style-name="gr1" draw:text-style-name="P1" draw:layer="layout" svg:width="2.174cm" svg:height="5.524cm" svg:x="2cm" svg:y="3.875cm" svg:viewBox="0 0 2175 5525" svg:d="m1400 2405c1000 0 1100 1700-100 1700s-1600-2200-100-2300 500-1700 100-1700 500 5300 0 5400-335-198-700-400c-31-17 400 400 700 200 226-222-284-3142-200-4600 28-486 76-747 300-700 900-100 857 1990-200 2000-1400 0-1200 2200 100 2100s500-1500 0-1500c-400 0-500 700-200 800-400 100-700-1000 300-1000zm-1400-400zm2001 3201z">
            <text:p/>
          </draw:path>
          <draw:custom-shape draw:style-name="gr2" draw:text-style-name="P1" draw:layer="layout" svg:width="0.6cm" svg:height="0.6cm" svg:x="2.6cm" svg:y="8.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1" draw:layer="layout" svg:width="26.8cm" svg:height="0.1cm" svg:x="1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6.8cm" svg:height="0.1cm" svg:x="1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6.8cm" svg:height="0.1cm" svg:x="1cm" svg:y="6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6.8cm" svg:height="0.1cm" svg:x="1cm" svg:y="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6.8cm" svg:height="0.1cm" svg:x="1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5cm" svg:height="2.621cm" svg:x="7.95cm" svg:y="11.0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5cm" svg:height="2.621cm" svg:x="23.25cm" svg:y="11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5cm" svg:height="2.621cm" svg:x="20.7cm" svg:y="11.0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5cm" svg:height="2.621cm" svg:x="18.15cm" svg:y="11.0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5cm" svg:height="2.621cm" svg:x="15.6cm" svg:y="11.0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5cm" svg:height="2.621cm" svg:x="13.05cm" svg:y="11.0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5cm" svg:height="2.621cm" svg:x="10.5cm" svg:y="11.0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5cm" svg:height="2.621cm" svg:x="5.4cm" svg:y="11.079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1.102cm" svg:height="3.242cm" svg:x="6.4cm" svg:y="6cm" svg:viewBox="0 0 1103 3243" svg:d="m2 575c-24-185 134-394 398-506 300-128 595-73 680 128s-78 452-377 580c-223 95-442 89-576-3v1914c341-510 974-920 208-1650 915 458 322 1456 105 1664s-372 472-434 541c8-168 7-228 4-250h-8c0 0 4-2393 0-2418z">
          <text:p/>
        </draw:path>
        <draw:path draw:style-name="gr1" draw:text-style-name="P1" draw:layer="layout" svg:width="1.102cm" svg:height="3.242cm" svg:x="8.898cm" svg:y="4.057cm" svg:viewBox="0 0 1103 3243" svg:d="m2 575c-24-185 134-394 398-506 300-128 595-73 680 128s-78 452-377 580c-223 95-442 89-576-3v1914c341-510 974-920 208-1650 915 458 322 1456 105 1664s-372 472-434 541c8-168 7-228 4-250h-8c0 0 4-2393 0-2418z">
          <text:p/>
        </draw:path>
        <draw:path draw:style-name="gr1" draw:text-style-name="P1" draw:layer="layout" svg:width="1.102cm" svg:height="3.242cm" svg:x="11.598cm" svg:y="5.057cm" svg:viewBox="0 0 1103 3243" svg:d="m2 575c-24-185 134-394 398-506 300-128 595-73 680 128s-78 452-377 580c-223 95-442 89-576-3v1914c341-510 974-920 208-1650 915 458 322 1456 105 1664s-372 472-434 541c8-168 7-228 4-250h-8c0 0 4-2393 0-2418z">
          <text:p/>
        </draw:path>
        <draw:path draw:style-name="gr1" draw:text-style-name="P1" draw:layer="layout" svg:width="1.102cm" svg:height="3.242cm" svg:x="14.098cm" svg:y="4.1cm" svg:viewBox="0 0 1103 3243" svg:d="m2 575c-24-185 134-394 398-506 300-128 595-73 680 128s-78 452-377 580c-223 95-442 89-576-3v1914c341-510 974-920 208-1650 915 458 322 1456 105 1664s-372 472-434 541c8-168 7-228 4-250h-8c0 0 4-2393 0-2418z">
          <text:p/>
        </draw:path>
        <draw:path draw:style-name="gr1" draw:text-style-name="P1" draw:layer="layout" svg:width="1.102cm" svg:height="3.242cm" svg:x="16.4cm" svg:y="5.943cm" svg:viewBox="0 0 1103 3243" svg:d="m2 575c-24-185 134-394 398-506 300-128 595-73 680 128s-78 452-377 580c-223 95-442 89-576-3v1914c341-510 974-920 208-1650 915 458 322 1456 105 1664s-372 472-434 541c8-168 7-228 4-250h-8c0 0 4-2393 0-2418z">
          <text:p/>
        </draw:path>
        <draw:path draw:style-name="gr1" draw:text-style-name="P1" draw:layer="layout" svg:width="1.102cm" svg:height="3.242cm" svg:x="18.898cm" svg:y="4cm" svg:viewBox="0 0 1103 3243" svg:d="m2 575c-24-185 134-394 398-506 300-128 595-73 680 128s-78 452-377 580c-223 95-442 89-576-3v1914c341-510 974-920 208-1650 915 458 322 1456 105 1664s-372 472-434 541c8-168 7-228 4-250h-8c0 0 4-2393 0-2418z">
          <text:p/>
        </draw:path>
        <draw:path draw:style-name="gr1" draw:text-style-name="P1" draw:layer="layout" svg:width="1.102cm" svg:height="3.242cm" svg:x="21.598cm" svg:y="5cm" svg:viewBox="0 0 1103 3243" svg:d="m2 575c-24-185 134-394 398-506 300-128 595-73 680 128s-78 452-377 580c-223 95-442 89-576-3v1914c341-510 974-920 208-1650 915 458 322 1456 105 1664s-372 472-434 541c8-168 7-228 4-250h-8c0 0 4-2393 0-2418z">
          <text:p/>
        </draw:path>
        <draw:path draw:style-name="gr1" draw:text-style-name="P1" draw:layer="layout" svg:width="1.102cm" svg:height="3.242cm" svg:x="24.098cm" svg:y="4.043cm" svg:viewBox="0 0 1103 3243" svg:d="m2 575c-24-185 134-394 398-506 300-128 595-73 680 128s-78 452-377 580c-223 95-442 89-576-3v1914c341-510 974-920 208-1650 915 458 322 1456 105 1664s-372 472-434 541c8-168 7-228 4-250h-8c0 0 4-2393 0-2418z">
          <text:p/>
        </draw:path>
      </draw:page>
      <draw:page draw:name="page4" draw:style-name="dp1" draw:master-page-name="標準">
        <draw:g>
          <draw:path draw:style-name="gr1" draw:text-style-name="P1" draw:layer="layout" svg:width="1.362cm" svg:height="3.463cm" svg:x="1.627cm" svg:y="3.875cm" svg:viewBox="0 0 1363 3464" svg:d="m878 1508c626 0 689 1066-63 1066s-1003-1380-63-1442 314-1066 63-1066 313 3322 0 3385-210-124-439-251c-19-10 251 251 439 126 142-139-178-1970-125-2884 17-304 47-468 188-439 564-62 537 1248-126 1254-877 0-752 1379 63 1317s313-941 0-941c-251 0-314 439-125 502-251 62-439-627 188-627zm-878-251zm1254 2007z">
            <text:p/>
          </draw:path>
          <draw:custom-shape draw:style-name="gr2" draw:text-style-name="P1" draw:layer="layout" svg:width="0.376cm" svg:height="0.377cm" svg:x="2.003cm" svg:y="6.8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1" draw:layer="layout" svg:width="27.7cm" svg:height="0.062cm" svg:x="1cm" svg:y="4.5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7cm" svg:height="0.063cm" svg:x="1cm" svg:y="5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7cm" svg:height="0.064cm" svg:x="1cm" svg:y="5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7cm" svg:height="0.063cm" svg:x="1cm" svg:y="6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7cm" svg:height="0.063cm" svg:x="1cm" svg:y="6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23cm" svg:height="0.045cm" svg:x="3.6cm" svg:y="7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5cm" svg:height="2.621cm" svg:x="16.15cm" svg:y="10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5cm" svg:height="2.621cm" svg:x="9.35cm" svg:y="10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5cm" svg:height="2.621cm" svg:x="3.05cm" svg:y="10.1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6cm" svg:height="2.445cm" svg:x="28.574cm" svg:y="4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62cm" svg:height="2.445cm" svg:x="28.387cm" svg:y="4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62cm" svg:height="2.445cm" svg:x="15.4cm" svg:y="4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62cm" svg:height="2.445cm" svg:x="9cm" svg:y="4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62cm" svg:height="2.445cm" svg:x="21.938cm" svg:y="4.555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1.102cm" svg:height="3.242cm" svg:x="-4.7cm" svg:y="7.857cm" svg:viewBox="0 0 1103 3243" svg:d="m2 575c-24-185 134-394 398-506 300-128 595-73 680 128s-78 452-377 580c-223 95-442 89-576-3v1914c341-510 974-920 208-1650 915 458 322 1456 105 1664s-372 472-434 541c8-168 7-228 4-250h-8c0 0 4-2393 0-2418z">
          <text:p/>
        </draw:path>
        <draw:custom-shape draw:style-name="gr5" draw:text-style-name="P1" draw:layer="layout" svg:width="1.13cm" svg:height="0.761cm" draw:transform="skewX (0.00663225115757847) rotate (0.382576172037157) translate (-4.828cm 8.2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961cm" svg:height="0.5cm" draw:transform="rotate (0.718377520120866) translate (-4.653cm 8.5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" draw:text-style-name="P1" draw:layer="layout" svg:width="0.8cm" svg:height="0.532cm" svg:x="3.899cm" svg:y="7.4cm" svg:viewBox="0 0 801 533" svg:d="m400 0c226 0 400 115 400 266s-174 267-400 267-400-115-400-267 174-266 400-266zm-400 0zm801 533zm-573-460c101-55 247-13 335 98s78 239-23 295-247 13-335-98-79-239 23-295zm-179 99zm672 195z">
          <text:p/>
        </draw:path>
        <draw:path draw:style-name="gr1" draw:text-style-name="P1" draw:layer="layout" svg:width="0.8cm" svg:height="0.532cm" svg:x="9.899cm" svg:y="7cm" svg:viewBox="0 0 801 533" svg:d="m400 0c226 0 400 115 400 266s-174 267-400 267-400-115-400-267 174-266 400-266zm-400 0zm801 533zm-573-460c101-55 247-13 335 98s78 239-23 295-247 13-335-98-79-239 23-295zm-179 99zm672 195z">
          <text:p/>
        </draw:path>
        <draw:path draw:style-name="gr1" draw:text-style-name="P1" draw:layer="layout" svg:width="0.8cm" svg:height="0.532cm" svg:x="16.499cm" svg:y="6.7cm" svg:viewBox="0 0 801 533" svg:d="m400 0c226 0 400 115 400 266s-174 267-400 267-400-115-400-267 174-266 400-266zm-400 0zm801 533zm-573-460c101-55 247-13 335 98s78 239-23 295-247 13-335-98-79-239 23-295zm-179 99zm672 195z">
          <text:p/>
        </draw:path>
        <draw:custom-shape draw:style-name="gr2" draw:text-style-name="P1" draw:layer="layout" svg:width="0.9cm" svg:height="0.3cm" svg:x="24.9cm" svg:y="5.2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標準">
        <draw:g>
          <draw:path draw:style-name="gr1" draw:text-style-name="P1" draw:layer="layout" svg:width="1.362cm" svg:height="3.463cm" svg:x="1.627cm" svg:y="3.875cm" svg:viewBox="0 0 1363 3464" svg:d="m878 1508c626 0 689 1066-63 1066s-1003-1380-63-1442 314-1066 63-1066 313 3322 0 3385-210-124-439-251c-19-10 251 251 439 126 142-139-178-1970-125-2884 17-304 47-468 188-439 564-62 537 1248-126 1254-877 0-752 1379 63 1317s313-941 0-941c-251 0-314 439-125 502-251 62-439-627 188-627zm-878-251zm1254 2007z">
            <text:p/>
          </draw:path>
          <draw:custom-shape draw:style-name="gr2" draw:text-style-name="P1" draw:layer="layout" svg:width="0.376cm" svg:height="0.377cm" svg:x="2.003cm" svg:y="6.8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1" draw:layer="layout" svg:width="27.7cm" svg:height="0.062cm" svg:x="1cm" svg:y="4.5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7cm" svg:height="0.063cm" svg:x="1cm" svg:y="5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7cm" svg:height="0.064cm" svg:x="1cm" svg:y="5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7cm" svg:height="0.063cm" svg:x="1cm" svg:y="6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7cm" svg:height="0.063cm" svg:x="1cm" svg:y="6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23cm" svg:height="0.045cm" svg:x="3.6cm" svg:y="7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5cm" svg:height="2.621cm" svg:x="9.4cm" svg:y="10.1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5cm" svg:height="2.621cm" svg:x="5.85cm" svg:y="10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5cm" svg:height="2.621cm" svg:x="3.05cm" svg:y="10.1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6cm" svg:height="2.445cm" svg:x="28.574cm" svg:y="4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62cm" svg:height="2.445cm" svg:x="28.387cm" svg:y="4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62cm" svg:height="2.445cm" svg:x="15.4cm" svg:y="4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62cm" svg:height="2.445cm" svg:x="9cm" svg:y="4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62cm" svg:height="2.445cm" svg:x="21.938cm" svg:y="4.555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1.102cm" svg:height="3.242cm" svg:x="-4.7cm" svg:y="7.857cm" svg:viewBox="0 0 1103 3243" svg:d="m2 575c-24-185 134-394 398-506 300-128 595-73 680 128s-78 452-377 580c-223 95-442 89-576-3v1914c341-510 974-920 208-1650 915 458 322 1456 105 1664s-372 472-434 541c8-168 7-228 4-250h-8c0 0 4-2393 0-2418z">
          <text:p/>
        </draw:path>
        <draw:custom-shape draw:style-name="gr2" draw:text-style-name="P1" draw:layer="layout" svg:width="0.9cm" svg:height="0.3cm" svg:x="26.4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13cm" svg:height="0.761cm" draw:transform="skewX (0.00663225115757847) rotate (0.382576172037157) translate (-6.1cm 5.0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961cm" svg:height="0.5cm" draw:transform="rotate (0.718377520120866) translate (-5.925cm 5.3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" draw:text-style-name="P1" draw:layer="layout" svg:width="1.086cm" svg:height="2.999cm" svg:x="-1.6cm" svg:y="3.1cm" svg:viewBox="0 0 1087 3000" svg:d="m404 2232c227-92 449-78 576 24v-2256h100v2400h-3c56 196-109 425-393 539-297 120-585 58-664-143s87-445 384-564zm12 197c-205 179-290 398-197 505s321 51 526-128 291-398 198-505-322-51-527 128z">
          <text:p/>
        </draw:path>
        <draw:path draw:style-name="gr1" draw:text-style-name="P1" draw:layer="layout" svg:width="0.599cm" svg:height="1.655cm" svg:x="3.9cm" svg:y="6.244cm" svg:viewBox="0 0 600 1656" svg:d="m223 1232c126-51 248-43 318 13v-1245h55v1325h-2c31 108-60 234-217 298-163 65-322 31-366-80s48-245 212-311zm7 109c-113 99-161 219-109 278s177 29 290-70 161-220 109-279-177-28-290 71z">
          <text:p/>
        </draw:path>
        <draw:path draw:style-name="gr1" draw:text-style-name="P1" draw:layer="layout" svg:width="0.599cm" svg:height="1.655cm" svg:x="3.9cm" svg:y="6.244cm" svg:viewBox="0 0 600 1656" svg:d="m223 1232c126-51 248-43 318 13v-1245h55v1325h-2c31 108-60 234-217 298-163 65-322 31-366-80s48-245 212-311zm7 109c-113 99-161 219-109 278s177 29 290-70 161-220 109-279-177-28-290 71z">
          <text:p/>
        </draw:path>
        <draw:path draw:style-name="gr1" draw:text-style-name="P1" draw:layer="layout" svg:width="0.599cm" svg:height="1.655cm" svg:x="3.9cm" svg:y="6.244cm" svg:viewBox="0 0 600 1656" svg:d="m223 1232c126-51 248-43 318 13v-1245h55v1325h-2c31 108-60 234-217 298-163 65-322 31-366-80s48-245 212-311zm7 109c-113 99-161 219-109 278s177 29 290-70 161-220 109-279-177-28-290 71z">
          <text:p/>
        </draw:path>
        <draw:path draw:style-name="gr1" draw:text-style-name="P1" draw:layer="layout" svg:width="0.599cm" svg:height="1.655cm" svg:x="3.9cm" svg:y="6.244cm" svg:viewBox="0 0 600 1656" svg:d="m223 1232c126-51 248-43 318 13v-1245h55v1325h-2c31 108-60 234-217 298-163 65-322 31-366-80s48-245 212-311zm7 109c-113 99-161 219-109 278s177 29 290-70 161-220 109-279-177-28-290 71z">
          <text:p/>
        </draw:path>
        <draw:path draw:style-name="gr1" draw:text-style-name="P1" draw:layer="layout" svg:width="0.599cm" svg:height="1.655cm" svg:x="16.2cm" svg:y="6.2cm" svg:viewBox="0 0 600 1656" svg:d="m223 1232c126-51 248-43 318 13v-1245h55v1325h-2c31 108-60 234-217 298-163 65-322 31-366-80s48-245 212-311zm7 109c-113 99-161 219-109 278s177 29 290-70 161-220 109-279-177-28-290 71z">
          <text:p/>
        </draw:path>
        <draw:path draw:style-name="gr1" draw:text-style-name="P1" draw:layer="layout" svg:width="0.599cm" svg:height="1.655cm" svg:x="18.9cm" svg:y="5.8cm" svg:viewBox="0 0 600 1656" svg:d="m223 1232c126-51 248-43 318 13v-1245h55v1325h-2c31 108-60 234-217 298-163 65-322 31-366-80s48-245 212-311zm7 109c-113 99-161 219-109 278s177 29 290-70 161-220 109-279-177-28-290 71z">
          <text:p/>
        </draw:path>
        <draw:path draw:style-name="gr1" draw:text-style-name="P1" draw:layer="layout" svg:width="0.599cm" svg:height="1.655cm" svg:x="23.2cm" svg:y="5.544cm" svg:viewBox="0 0 600 1656" svg:d="m223 1232c126-51 248-43 318 13v-1245h55v1325h-2c31 108-60 234-217 298-163 65-322 31-366-80s48-245 212-311zm7 109c-113 99-161 219-109 278s177 29 290-70 161-220 109-279-177-28-290 71z">
          <text:p/>
        </draw:path>
        <draw:path draw:style-name="gr1" draw:text-style-name="P1" draw:layer="layout" svg:width="0.599cm" svg:height="1.655cm" svg:x="10cm" svg:y="5.544cm" svg:viewBox="0 0 600 1656" svg:d="m223 1232c126-51 248-43 318 13v-1245h55v1325h-2c31 108-60 234-217 298-163 65-322 31-366-80s48-245 212-311zm7 109c-113 99-161 219-109 278s177 29 290-70 161-220 109-279-177-28-290 71z">
          <text:p/>
        </draw:path>
        <draw:path draw:style-name="gr1" draw:text-style-name="P1" draw:layer="layout" svg:width="0.599cm" svg:height="1.655cm" svg:x="6.3cm" svg:y="5.8cm" svg:viewBox="0 0 600 1656" svg:d="m223 1232c126-51 248-43 318 13v-1245h55v1325h-2c31 108-60 234-217 298-163 65-322 31-366-80s48-245 212-311zm7 109c-113 99-161 219-109 278s177 29 290-70 161-220 109-279-177-28-290 71z">
          <text:p/>
        </draw:path>
        <draw:custom-shape draw:style-name="gr2" draw:text-style-name="P1" draw:layer="layout" svg:width="0.9cm" svg:height="0.3cm" svg:x="13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23cm" svg:height="0.045cm" svg:x="15.8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5cm" svg:height="2.621cm" svg:x="21.95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5cm" svg:height="2.621cm" svg:x="18.4cm" svg:y="10.1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5cm" svg:height="2.621cm" svg:x="15.6cm" svg:y="10.1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標準">
        <draw:g>
          <draw:path draw:style-name="gr1" draw:text-style-name="P1" draw:layer="layout" svg:width="1.362cm" svg:height="3.463cm" svg:x="1.627cm" svg:y="3.875cm" svg:viewBox="0 0 1363 3464" svg:d="m878 1508c626 0 689 1066-63 1066s-1003-1380-63-1442 314-1066 63-1066 313 3322 0 3385-210-124-439-251c-19-10 251 251 439 126 142-139-178-1970-125-2884 17-304 47-468 188-439 564-62 537 1248-126 1254-877 0-752 1379 63 1317s313-941 0-941c-251 0-314 439-125 502-251 62-439-627 188-627zm-878-251zm1254 2007z">
            <text:p/>
          </draw:path>
          <draw:custom-shape draw:style-name="gr2" draw:text-style-name="P1" draw:layer="layout" svg:width="0.376cm" svg:height="0.377cm" svg:x="2.003cm" svg:y="6.8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1" draw:layer="layout" svg:width="27.7cm" svg:height="0.062cm" svg:x="1cm" svg:y="4.5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7cm" svg:height="0.063cm" svg:x="1cm" svg:y="5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7cm" svg:height="0.064cm" svg:x="1cm" svg:y="5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7cm" svg:height="0.063cm" svg:x="1cm" svg:y="6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7cm" svg:height="0.063cm" svg:x="1cm" svg:y="6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23cm" svg:height="0.045cm" svg:x="3.6cm" svg:y="7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497cm" svg:height="2.799cm" svg:x="6.035cm" svg:y="10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497cm" svg:height="2.799cm" svg:x="4.568cm" svg:y="10.2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97cm" svg:height="2.799cm" svg:x="3.1cm" svg:y="10.1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6cm" svg:height="2.445cm" svg:x="28.574cm" svg:y="4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62cm" svg:height="2.445cm" svg:x="28.387cm" svg:y="4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62cm" svg:height="2.445cm" svg:x="15.4cm" svg:y="4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62cm" svg:height="2.445cm" svg:x="9cm" svg:y="4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62cm" svg:height="2.445cm" svg:x="21.938cm" svg:y="4.555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1.102cm" svg:height="3.242cm" svg:x="-4.7cm" svg:y="7.857cm" svg:viewBox="0 0 1103 3243" svg:d="m2 575c-24-185 134-394 398-506 300-128 595-73 680 128s-78 452-377 580c-223 95-442 89-576-3v1914c341-510 974-920 208-1650 915 458 322 1456 105 1664s-372 472-434 541c8-168 7-228 4-250h-8c0 0 4-2393 0-2418z">
          <text:p/>
        </draw:path>
        <draw:custom-shape draw:style-name="gr5" draw:text-style-name="P1" draw:layer="layout" svg:width="1.13cm" svg:height="0.761cm" draw:transform="skewX (0.00663225115757847) rotate (0.382576172037157) translate (-6.1cm 5.0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961cm" svg:height="0.5cm" draw:transform="rotate (0.718377520120866) translate (-5.925cm 5.3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" draw:text-style-name="P1" draw:layer="layout" svg:width="1.086cm" svg:height="2.999cm" svg:x="-1.6cm" svg:y="3.1cm" svg:viewBox="0 0 1087 3000" svg:d="m404 2232c227-92 449-78 576 24v-2256h100v2400h-3c56 196-109 425-393 539-297 120-585 58-664-143s87-445 384-564zm12 197c-205 179-290 398-197 505s321 51 526-128 291-398 198-505-322-51-527 128z">
          <text:p/>
        </draw:path>
        <draw:path draw:style-name="gr1" draw:text-style-name="P1" draw:layer="layout" svg:width="0.599cm" svg:height="1.655cm" svg:x="3.9cm" svg:y="6.244cm" svg:viewBox="0 0 600 1656" svg:d="m223 1232c126-51 248-43 318 13v-1245h55v1325h-2c31 108-60 234-217 298-163 65-322 31-366-80s48-245 212-311zm7 109c-113 99-161 219-109 278s177 29 290-70 161-220 109-279-177-28-290 71z">
          <text:p/>
        </draw:path>
        <draw:path draw:style-name="gr1" draw:text-style-name="P1" draw:layer="layout" svg:width="0.599cm" svg:height="1.655cm" svg:x="3.9cm" svg:y="6.244cm" svg:viewBox="0 0 600 1656" svg:d="m223 1232c126-51 248-43 318 13v-1245h55v1325h-2c31 108-60 234-217 298-163 65-322 31-366-80s48-245 212-311zm7 109c-113 99-161 219-109 278s177 29 290-70 161-220 109-279-177-28-290 71z">
          <text:p/>
        </draw:path>
        <draw:path draw:style-name="gr1" draw:text-style-name="P1" draw:layer="layout" svg:width="0.599cm" svg:height="1.655cm" svg:x="3.9cm" svg:y="6.244cm" svg:viewBox="0 0 600 1656" svg:d="m223 1232c126-51 248-43 318 13v-1245h55v1325h-2c31 108-60 234-217 298-163 65-322 31-366-80s48-245 212-311zm7 109c-113 99-161 219-109 278s177 29 290-70 161-220 109-279-177-28-290 71z">
          <text:p/>
        </draw:path>
        <draw:path draw:style-name="gr1" draw:text-style-name="P1" draw:layer="layout" svg:width="0.599cm" svg:height="1.655cm" svg:x="3.9cm" svg:y="6.244cm" svg:viewBox="0 0 600 1656" svg:d="m223 1232c126-51 248-43 318 13v-1245h55v1325h-2c31 108-60 234-217 298-163 65-322 31-366-80s48-245 212-311z">
          <text:p/>
        </draw:path>
        <draw:custom-shape draw:style-name="gr5" draw:text-style-name="P1" draw:layer="layout" svg:width="1.497cm" svg:height="2.799cm" svg:x="7.503cm" svg:y="10.179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0.599cm" svg:height="1.655cm" svg:x="5.2cm" svg:y="5.844cm" svg:viewBox="0 0 600 1656" svg:d="m223 1232c126-51 248-43 318 13v-1245h55v1325h-2c31 108-60 234-217 298-163 65-322 31-366-80s48-245 212-311z">
          <text:p/>
        </draw:path>
        <draw:path draw:style-name="gr1" draw:text-style-name="P1" draw:layer="layout" svg:width="0.599cm" svg:height="1.655cm" svg:x="6.4cm" svg:y="5.544cm" svg:viewBox="0 0 600 1656" svg:d="m223 1232c126-51 248-43 318 13v-1245h55v1325h-2c31 108-60 234-217 298-163 65-322 31-366-80s48-245 212-311z">
          <text:p/>
        </draw:path>
        <draw:path draw:style-name="gr1" draw:text-style-name="P1" draw:layer="layout" svg:width="0.599cm" svg:height="1.655cm" svg:x="7.7cm" svg:y="5.244cm" svg:viewBox="0 0 600 1656" svg:d="m223 1232c126-51 248-43 318 13v-1245h55v1325h-2c31 108-60 234-217 298-163 65-322 31-366-80s48-245 212-311z">
          <text:p/>
        </draw:path>
        <draw:path draw:style-name="gr1" draw:text-style-name="P1" draw:layer="layout" svg:width="0.599cm" svg:height="1.655cm" svg:x="9.8cm" svg:y="4.944cm" svg:viewBox="0 0 600 1656" svg:d="m223 1232c126-51 248-43 318 13v-1245h55v1325h-2c31 108-60 234-217 298-163 65-322 31-366-80s48-245 212-311z">
          <text:p/>
        </draw:path>
        <draw:path draw:style-name="gr1" draw:text-style-name="P1" draw:layer="layout" svg:width="0.599cm" svg:height="1.655cm" svg:x="11.1cm" svg:y="5.3cm" svg:viewBox="0 0 600 1656" svg:d="m223 1232c126-51 248-43 318 13v-1245h55v1325h-2c31 108-60 234-217 298-163 65-322 31-366-80s48-245 212-311z">
          <text:p/>
        </draw:path>
        <draw:path draw:style-name="gr1" draw:text-style-name="P1" draw:layer="layout" svg:width="0.599cm" svg:height="1.655cm" svg:x="12.4cm" svg:y="5.6cm" svg:viewBox="0 0 600 1656" svg:d="m223 1232c126-51 248-43 318 13v-1245h55v1325h-2c31 108-60 234-217 298-163 65-322 31-366-80s48-245 212-311z">
          <text:p/>
        </draw:path>
        <draw:path draw:style-name="gr1" draw:text-style-name="P1" draw:layer="layout" svg:width="1.099cm" svg:height="2.124cm" svg:x="13.7cm" svg:y="4.6cm" svg:viewBox="0 0 1100 2125" svg:d="m513 293 513 513-220 440 220 439c-440-73-367 220-147 440-293-147-586-659 0-513l-256-440 256-439-293-293zm-586-440zm1100 1173z">
          <text:p/>
        </draw:path>
        <draw:custom-shape draw:style-name="gr5" draw:text-style-name="P1" draw:layer="layout" svg:width="1.497cm" svg:height="2.799cm" svg:x="12.135cm" svg:y="10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497cm" svg:height="2.799cm" svg:x="10.668cm" svg:y="10.2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97cm" svg:height="2.799cm" svg:x="9.2cm" svg:y="10.1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23cm" svg:height="0.045cm" svg:x="15.9cm" svg:y="7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0.599cm" svg:height="1.655cm" svg:x="16.2cm" svg:y="6.044cm" svg:viewBox="0 0 600 1656" svg:d="m223 1232c126-51 248-43 318 13v-1245h55v1325h-2c31 108-60 234-217 298-163 65-322 31-366-80s48-245 212-311zm7 109c-113 99-161 219-109 278s177 29 290-70 161-220 109-279-177-28-290 71z">
          <text:p/>
        </draw:path>
        <draw:path draw:style-name="gr1" draw:text-style-name="P1" draw:layer="layout" svg:width="0.599cm" svg:height="1.655cm" svg:x="16.2cm" svg:y="6.044cm" svg:viewBox="0 0 600 1656" svg:d="m223 1232c126-51 248-43 318 13v-1245h55v1325h-2c31 108-60 234-217 298-163 65-322 31-366-80s48-245 212-311zm7 109c-113 99-161 219-109 278s177 29 290-70 161-220 109-279-177-28-290 71z">
          <text:p/>
        </draw:path>
        <draw:path draw:style-name="gr1" draw:text-style-name="P1" draw:layer="layout" svg:width="0.599cm" svg:height="1.655cm" svg:x="16.2cm" svg:y="6.044cm" svg:viewBox="0 0 600 1656" svg:d="m223 1232c126-51 248-43 318 13v-1245h55v1325h-2c31 108-60 234-217 298-163 65-322 31-366-80s48-245 212-311zm7 109c-113 99-161 219-109 278s177 29 290-70 161-220 109-279-177-28-290 71z">
          <text:p/>
        </draw:path>
        <draw:path draw:style-name="gr1" draw:text-style-name="P1" draw:layer="layout" svg:width="0.599cm" svg:height="1.655cm" svg:x="16.2cm" svg:y="6.044cm" svg:viewBox="0 0 600 1656" svg:d="m223 1232c126-51 248-43 318 13v-1245h55v1325h-2c31 108-60 234-217 298-163 65-322 31-366-80s48-245 212-311z">
          <text:p/>
        </draw:path>
        <draw:path draw:style-name="gr1" draw:text-style-name="P1" draw:layer="layout" svg:width="0.599cm" svg:height="1.655cm" svg:x="17.5cm" svg:y="5.8cm" svg:viewBox="0 0 600 1656" svg:d="m223 1232c126-51 248-43 318 13v-1245h55v1325h-2c31 108-60 234-217 298-163 65-322 31-366-80s48-245 212-311z">
          <text:p/>
        </draw:path>
        <draw:path draw:style-name="gr1" draw:text-style-name="P1" draw:layer="layout" svg:width="0.599cm" svg:height="1.655cm" svg:x="18.7cm" svg:y="5.544cm" svg:viewBox="0 0 600 1656" svg:d="m223 1232c126-51 248-43 318 13v-1245h55v1325h-2c31 108-60 234-217 298-163 65-322 31-366-80s48-245 212-311z">
          <text:p/>
        </draw:path>
        <draw:path draw:style-name="gr1" draw:text-style-name="P1" draw:layer="layout" svg:width="0.599cm" svg:height="1.655cm" svg:x="20cm" svg:y="5.3cm" svg:viewBox="0 0 600 1656" svg:d="m223 1232c126-51 248-43 318 13v-1245h55v1325h-2c31 108-60 234-217 298-163 65-322 31-366-80s48-245 212-311z">
          <text:p/>
        </draw:path>
        <draw:custom-shape draw:style-name="gr5" draw:text-style-name="P1" draw:layer="layout" svg:width="1.497cm" svg:height="2.799cm" svg:x="18.835cm" svg:y="10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497cm" svg:height="2.799cm" svg:x="17.368cm" svg:y="10.1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97cm" svg:height="2.799cm" svg:x="15.9cm" svg:y="10.0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97cm" svg:height="2.799cm" svg:x="20.303cm" svg:y="10.0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cm" svg:height="2.799cm" svg:x="22cm" svg:y="10.0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3cm" svg:x="26.4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0.599cm" svg:height="1.655cm" svg:x="22.9cm" svg:y="4.944cm" svg:viewBox="0 0 600 1656" svg:d="m223 1232c126-51 248-43 318 13v-1245h55v1325h-2c31 108-60 234-217 298-163 65-322 31-366-80s48-245 212-311zm7 109c-113 99-161 219-109 278s177 29 290-70 161-220 109-279-177-28-290 71z">
          <text:p/>
        </draw:path>
      </draw:page>
      <draw:page draw:name="page7" draw:style-name="dp1" draw:master-page-name="標準">
        <draw:g>
          <draw:path draw:style-name="gr1" draw:text-style-name="P1" draw:layer="layout" svg:width="1.362cm" svg:height="3.463cm" svg:x="1.627cm" svg:y="3.875cm" svg:viewBox="0 0 1363 3464" svg:d="m878 1508c626 0 689 1066-63 1066s-1003-1380-63-1442 314-1066 63-1066 313 3322 0 3385-210-124-439-251c-19-10 251 251 439 126 142-139-178-1970-125-2884 17-304 47-468 188-439 564-62 537 1248-126 1254-877 0-752 1379 63 1317s313-941 0-941c-251 0-314 439-125 502-251 62-439-627 188-627zm-878-251zm1254 2007z">
            <text:p/>
          </draw:path>
          <draw:custom-shape draw:style-name="gr2" draw:text-style-name="P1" draw:layer="layout" svg:width="0.376cm" svg:height="0.377cm" svg:x="2.003cm" svg:y="6.8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1" draw:layer="layout" svg:width="27.7cm" svg:height="0.062cm" svg:x="1cm" svg:y="4.5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7cm" svg:height="0.063cm" svg:x="1cm" svg:y="5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7cm" svg:height="0.064cm" svg:x="1cm" svg:y="5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7cm" svg:height="0.063cm" svg:x="1cm" svg:y="6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7cm" svg:height="0.063cm" svg:x="1cm" svg:y="6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23cm" svg:height="0.045cm" svg:x="2.8cm" svg:y="7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786cm" svg:height="2.799cm" svg:x="7.442cm" svg:y="10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786cm" svg:height="2.799cm" svg:x="6.672cm" svg:y="10.2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87cm" svg:height="2.799cm" svg:x="5.9cm" svg:y="10.1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6cm" svg:height="2.445cm" svg:x="28.574cm" svg:y="4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62cm" svg:height="2.445cm" svg:x="28.387cm" svg:y="4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62cm" svg:height="2.445cm" svg:x="15.4cm" svg:y="4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62cm" svg:height="2.445cm" svg:x="9cm" svg:y="4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62cm" svg:height="2.445cm" svg:x="21.938cm" svg:y="4.555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1.102cm" svg:height="3.242cm" svg:x="-4.7cm" svg:y="7.857cm" svg:viewBox="0 0 1103 3243" svg:d="m2 575c-24-185 134-394 398-506 300-128 595-73 680 128s-78 452-377 580c-223 95-442 89-576-3v1914c341-510 974-920 208-1650 915 458 322 1456 105 1664s-372 472-434 541c8-168 7-228 4-250h-8c0 0 4-2393 0-2418z">
          <text:p/>
        </draw:path>
        <draw:custom-shape draw:style-name="gr5" draw:text-style-name="P1" draw:layer="layout" svg:width="1.13cm" svg:height="0.761cm" draw:transform="skewX (0.00663225115757847) rotate (0.382576172037157) translate (-6.1cm 5.0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961cm" svg:height="0.5cm" draw:transform="rotate (0.718377520120866) translate (-5.925cm 5.3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" draw:text-style-name="P1" draw:layer="layout" svg:width="1.086cm" svg:height="2.999cm" svg:x="-1.6cm" svg:y="3.1cm" svg:viewBox="0 0 1087 3000" svg:d="m404 2232c227-92 449-78 576 24v-2256h100v2400h-3c56 196-109 425-393 539-297 120-585 58-664-143s87-445 384-564zm12 197c-205 179-290 398-197 505s321 51 526-128 291-398 198-505-322-51-527 128z">
          <text:p/>
        </draw:path>
        <draw:custom-shape draw:style-name="gr5" draw:text-style-name="P1" draw:layer="layout" svg:width="0.787cm" svg:height="2.799cm" svg:x="8.213cm" svg:y="10.179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1.099cm" svg:height="2.124cm" svg:x="13.7cm" svg:y="4.6cm" svg:viewBox="0 0 1100 2125" svg:d="m513 293 513 513-220 440 220 439c-440-73-367 220-147 440-293-147-586-659 0-513l-256-440 256-439-293-293zm-586-440zm1100 1173z">
          <text:p/>
        </draw:path>
        <draw:custom-shape draw:style-name="gr5" draw:text-style-name="P1" draw:layer="layout" svg:width="1.497cm" svg:height="2.799cm" svg:x="12.135cm" svg:y="10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1cm" svg:height="2.799cm" svg:x="25.2cm" svg:y="10.1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1.032cm" svg:height="1.999cm" svg:x="3.067cm" svg:y="5.9cm" svg:viewBox="0 0 1033 2000" svg:d="m231 1544c125-54 249-52 328-2v-1399h4c2-12 3-47-2-143 36 40 124 191 249 310s464 691-60 954c439-419 76-654-120-946v1311c0 0-1-3 0 0 43 117-51 258-220 331-174 75-345 42-396-76s43-265 217-340z">
          <text:p/>
        </draw:path>
        <draw:path draw:style-name="gr1" draw:text-style-name="P1" draw:layer="layout" svg:width="1.032cm" svg:height="1.999cm" svg:x="3.767cm" svg:y="5.6cm" svg:viewBox="0 0 1033 2000" svg:d="m231 1544c125-54 249-52 328-2v-1399h4c2-12 3-47-2-143 36 40 124 191 249 310s464 691-60 954c439-419 76-654-120-946v1311c0 0-1-3 0 0 43 117-51 258-220 331-174 75-345 42-396-76s43-265 217-340z">
          <text:p/>
        </draw:path>
        <draw:path draw:style-name="gr1" draw:text-style-name="P1" draw:layer="layout" svg:width="1.032cm" svg:height="1.999cm" svg:x="4.5cm" svg:y="5.3cm" svg:viewBox="0 0 1033 2000" svg:d="m231 1544c125-54 249-52 328-2v-1399h4c2-12 3-47-2-143 36 40 124 191 249 310s464 691-60 954c439-419 76-654-120-946v1311c0 0-1-3 0 0 43 117-51 258-220 331-174 75-345 42-396-76s43-265 217-340z">
          <text:p/>
        </draw:path>
        <draw:path draw:style-name="gr1" draw:text-style-name="P1" draw:layer="layout" svg:width="1.032cm" svg:height="1.999cm" svg:x="5.3cm" svg:y="5cm" svg:viewBox="0 0 1033 2000" svg:d="m231 1544c125-54 249-52 328-2v-1399h4c2-12 3-47-2-143 36 40 124 191 249 310s464 691-60 954c439-419 76-654-120-946v1311c0 0-1-3 0 0 43 117-51 258-220 331-174 75-345 42-396-76s43-265 217-340z">
          <text:p/>
        </draw:path>
        <draw:custom-shape draw:style-name="gr2" draw:text-style-name="P1" draw:layer="layout" svg:width="1.323cm" svg:height="0.045cm" svg:x="5.667cm" svg:y="7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1.032cm" svg:height="1.999cm" svg:x="5.934cm" svg:y="5.8cm" svg:viewBox="0 0 1033 2000" svg:d="m231 1544c125-54 249-52 328-2v-1399h4c2-12 3-47-2-143 36 40 124 191 249 310s464 691-60 954c439-419 76-654-120-946v1311c0 0-1-3 0 0 43 117-51 258-220 331-174 75-345 42-396-76s43-265 217-340z">
          <text:p/>
        </draw:path>
        <draw:path draw:style-name="gr1" draw:text-style-name="P1" draw:layer="layout" svg:width="1.032cm" svg:height="1.999cm" svg:x="6.634cm" svg:y="5.5cm" svg:viewBox="0 0 1033 2000" svg:d="m231 1544c125-54 249-52 328-2v-1399h4c2-12 3-47-2-143 36 40 124 191 249 310s464 691-60 954c439-419 76-654-120-946v1311c0 0-1-3 0 0 43 117-51 258-220 331-174 75-345 42-396-76s43-265 217-340z">
          <text:p/>
        </draw:path>
        <draw:path draw:style-name="gr1" draw:text-style-name="P1" draw:layer="layout" svg:width="1.032cm" svg:height="1.999cm" svg:x="7.367cm" svg:y="5.2cm" svg:viewBox="0 0 1033 2000" svg:d="m231 1544c125-54 249-52 328-2v-1399h4c2-12 3-47-2-143 36 40 124 191 249 310s464 691-60 954c439-419 76-654-120-946v1311c0 0-1-3 0 0 43 117-51 258-220 331-174 75-345 42-396-76s43-265 217-340z">
          <text:p/>
        </draw:path>
        <draw:path draw:style-name="gr1" draw:text-style-name="P1" draw:layer="layout" svg:width="1.032cm" svg:height="1.999cm" svg:x="8.167cm" svg:y="4.9cm" svg:viewBox="0 0 1033 2000" svg:d="m231 1544c125-54 249-52 328-2v-1399h4c2-12 3-47-2-143 36 40 124 191 249 310s464 691-60 954c439-419 76-654-120-946v1311c0 0-1-3 0 0 43 117-51 258-220 331-174 75-345 42-396-76s43-265 217-340z">
          <text:p/>
        </draw:path>
        <draw:custom-shape draw:style-name="gr5" draw:text-style-name="P1" draw:layer="layout" svg:width="0.786cm" svg:height="2.799cm" svg:x="4.342cm" svg:y="10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786cm" svg:height="2.799cm" svg:x="3.572cm" svg:y="10.2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87cm" svg:height="2.799cm" svg:x="2.8cm" svg:y="10.1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87cm" svg:height="2.799cm" svg:x="5.113cm" svg:y="10.1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23cm" svg:height="0.045cm" svg:x="9cm" svg:y="7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1.032cm" svg:height="1.999cm" svg:x="9.267cm" svg:y="5.9cm" svg:viewBox="0 0 1033 2000" svg:d="m231 1544c125-54 249-52 328-2v-1399h4c2-12 3-47-2-143 36 40 124 191 249 310s464 691-60 954c439-419 76-654-120-946v1311c0 0-1-3 0 0 43 117-51 258-220 331-174 75-345 42-396-76s43-265 217-340z">
          <text:p/>
        </draw:path>
        <draw:path draw:style-name="gr1" draw:text-style-name="P1" draw:layer="layout" svg:width="1.032cm" svg:height="1.999cm" svg:x="9.967cm" svg:y="5.6cm" svg:viewBox="0 0 1033 2000" svg:d="m231 1544c125-54 249-52 328-2v-1399h4c2-12 3-47-2-143 36 40 124 191 249 310s464 691-60 954c439-419 76-654-120-946v1311c0 0-1-3 0 0 43 117-51 258-220 331-174 75-345 42-396-76s43-265 217-340z">
          <text:p/>
        </draw:path>
        <draw:path draw:style-name="gr1" draw:text-style-name="P1" draw:layer="layout" svg:width="1.032cm" svg:height="1.999cm" svg:x="10.7cm" svg:y="5.3cm" svg:viewBox="0 0 1033 2000" svg:d="m231 1544c125-54 249-52 328-2v-1399h4c2-12 3-47-2-143 36 40 124 191 249 310s464 691-60 954c439-419 76-654-120-946v1311c0 0-1-3 0 0 43 117-51 258-220 331-174 75-345 42-396-76s43-265 217-340z">
          <text:p/>
        </draw:path>
        <draw:path draw:style-name="gr1" draw:text-style-name="P1" draw:layer="layout" svg:width="1.032cm" svg:height="1.999cm" svg:x="11.5cm" svg:y="5cm" svg:viewBox="0 0 1033 2000" svg:d="m231 1544c125-54 249-52 328-2v-1399h4c2-12 3-47-2-143 36 40 124 191 249 310s464 691-60 954c439-419 76-654-120-946v1311c0 0-1-3 0 0 43 117-51 258-220 331-174 75-345 42-396-76s43-265 217-340z">
          <text:p/>
        </draw:path>
        <draw:custom-shape draw:style-name="gr5" draw:text-style-name="P1" draw:layer="layout" svg:width="0.786cm" svg:height="2.799cm" svg:x="10.642cm" svg:y="10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786cm" svg:height="2.799cm" svg:x="9.872cm" svg:y="10.2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87cm" svg:height="2.799cm" svg:x="9.1cm" svg:y="10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87cm" svg:height="2.799cm" svg:x="11.413cm" svg:y="10.2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0.599cm" svg:height="1.655cm" svg:x="12.5cm" svg:y="5cm" svg:viewBox="0 0 600 1656" svg:d="m223 1232c126-51 248-43 318 13v-1245h55v1325h-2c31 108-60 234-217 298-163 65-322 31-366-80s48-245 212-311z">
          <text:p/>
        </draw:path>
        <draw:path draw:style-name="gr1" draw:text-style-name="P1" draw:layer="layout" svg:width="1.032cm" svg:height="1.999cm" svg:x="15.7cm" svg:y="4.7cm" svg:viewBox="0 0 1033 2000" svg:d="m231 1544c125-54 249-52 328-2v-1399h4c2-12 3-47-2-143 36 40 124 191 249 310s464 691-60 954c439-419 76-654-120-946v1311c0 0-1-3 0 0 43 117-51 258-220 331-174 75-345 42-396-76s43-265 217-340z">
          <text:p/>
        </draw:path>
        <draw:path draw:style-name="gr1" draw:text-style-name="P1" draw:layer="layout" svg:width="1.032cm" svg:height="1.999cm" svg:x="16.4cm" svg:y="4.9cm" svg:viewBox="0 0 1033 2000" svg:d="m231 1544c125-54 249-52 328-2v-1399h4c2-12 3-47-2-143 36 40 124 191 249 310s464 691-60 954c439-419 76-654-120-946v1311c0 0-1-3 0 0 43 117-51 258-220 331-174 75-345 42-396-76s43-265 217-340z">
          <text:p/>
        </draw:path>
        <draw:path draw:style-name="gr1" draw:text-style-name="P1" draw:layer="layout" svg:width="1.032cm" svg:height="1.999cm" svg:x="17.1cm" svg:y="5.2cm" svg:viewBox="0 0 1033 2000" svg:d="m231 1544c125-54 249-52 328-2v-1399h4c2-12 3-47-2-143 36 40 124 191 249 310s464 691-60 954c439-419 76-654-120-946v1311c0 0-1-3 0 0 43 117-51 258-220 331-174 75-345 42-396-76s43-265 217-340z">
          <text:p/>
        </draw:path>
        <draw:path draw:style-name="gr1" draw:text-style-name="P1" draw:layer="layout" svg:width="1.032cm" svg:height="1.999cm" svg:x="17.867cm" svg:y="5.5cm" svg:viewBox="0 0 1033 2000" svg:d="m231 1544c125-54 249-52 328-2v-1399h4c2-12 3-47-2-143 36 40 124 191 249 310s464 691-60 954c439-419 76-654-120-946v1311c0 0-1-3 0 0 43 117-51 258-220 331-174 75-345 42-396-76s43-265 217-340z">
          <text:p/>
        </draw:path>
        <draw:path draw:style-name="gr1" draw:text-style-name="P1" draw:layer="layout" svg:width="1.032cm" svg:height="1.999cm" svg:x="19cm" svg:y="4.741cm" svg:viewBox="0 0 1033 2000" svg:d="m231 1544c125-54 249-52 328-2v-1399h4c2-12 3-47-2-143 36 40 124 191 249 310s464 691-60 954c439-419 76-654-120-946v1311c0 0-1-3 0 0 43 117-51 258-220 331-174 75-345 42-396-76s43-265 217-340z">
          <text:p/>
        </draw:path>
        <draw:path draw:style-name="gr1" draw:text-style-name="P1" draw:layer="layout" svg:width="1.032cm" svg:height="1.999cm" svg:x="19.7cm" svg:y="4.941cm" svg:viewBox="0 0 1033 2000" svg:d="m231 1544c125-54 249-52 328-2v-1399h4c2-12 3-47-2-143 36 40 124 191 249 310s464 691-60 954c439-419 76-654-120-946v1311c0 0-1-3 0 0 43 117-51 258-220 331-174 75-345 42-396-76s43-265 217-340z">
          <text:p/>
        </draw:path>
        <draw:path draw:style-name="gr1" draw:text-style-name="P1" draw:layer="layout" svg:width="1.032cm" svg:height="1.999cm" svg:x="20.4cm" svg:y="5.241cm" svg:viewBox="0 0 1033 2000" svg:d="m231 1544c125-54 249-52 328-2v-1399h4c2-12 3-47-2-143 36 40 124 191 249 310s464 691-60 954c439-419 76-654-120-946v1311c0 0-1-3 0 0 43 117-51 258-220 331-174 75-345 42-396-76s43-265 217-340z">
          <text:p/>
        </draw:path>
        <draw:path draw:style-name="gr1" draw:text-style-name="P1" draw:layer="layout" svg:width="1.032cm" svg:height="1.999cm" svg:x="21.167cm" svg:y="5.541cm" svg:viewBox="0 0 1033 2000" svg:d="m231 1544c125-54 249-52 328-2v-1399h4c2-12 3-47-2-143 36 40 124 191 249 310s464 691-60 954c439-419 76-654-120-946v1311c0 0-1-3 0 0 43 117-51 258-220 331-174 75-345 42-396-76s43-265 217-340z">
          <text:p/>
        </draw:path>
        <draw:custom-shape draw:style-name="gr2" draw:text-style-name="P1" draw:layer="layout" svg:width="1.323cm" svg:height="0.045cm" svg:x="25.2cm" svg:y="7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1.032cm" svg:height="1.999cm" svg:x="22.2cm" svg:y="4.741cm" svg:viewBox="0 0 1033 2000" svg:d="m231 1544c125-54 249-52 328-2v-1399h4c2-12 3-47-2-143 36 40 124 191 249 310s464 691-60 954c439-419 76-654-120-946v1311c0 0-1-3 0 0 43 117-51 258-220 331-174 75-345 42-396-76s43-265 217-340z">
          <text:p/>
        </draw:path>
        <draw:path draw:style-name="gr1" draw:text-style-name="P1" draw:layer="layout" svg:width="1.032cm" svg:height="1.999cm" svg:x="22.9cm" svg:y="4.941cm" svg:viewBox="0 0 1033 2000" svg:d="m231 1544c125-54 249-52 328-2v-1399h4c2-12 3-47-2-143 36 40 124 191 249 310s464 691-60 954c439-419 76-654-120-946v1311c0 0-1-3 0 0 43 117-51 258-220 331-174 75-345 42-396-76s43-265 217-340z">
          <text:p/>
        </draw:path>
        <draw:path draw:style-name="gr1" draw:text-style-name="P1" draw:layer="layout" svg:width="1.032cm" svg:height="1.999cm" svg:x="23.6cm" svg:y="5.241cm" svg:viewBox="0 0 1033 2000" svg:d="m231 1544c125-54 249-52 328-2v-1399h4c2-12 3-47-2-143 36 40 124 191 249 310s464 691-60 954c439-419 76-654-120-946v1311c0 0-1-3 0 0 43 117-51 258-220 331-174 75-345 42-396-76s43-265 217-340z">
          <text:p/>
        </draw:path>
        <draw:path draw:style-name="gr1" draw:text-style-name="P1" draw:layer="layout" svg:width="1.032cm" svg:height="1.999cm" svg:x="24.367cm" svg:y="5.541cm" svg:viewBox="0 0 1033 2000" svg:d="m231 1544c125-54 249-52 328-2v-1399h4c2-12 3-47-2-143 36 40 124 191 249 310s464 691-60 954c439-419 76-654-120-946v1311c0 0-1-3 0 0 43 117-51 258-220 331-174 75-345 42-396-76s43-265 217-340z">
          <text:p/>
        </draw:path>
        <draw:path draw:style-name="gr1" draw:text-style-name="P1" draw:layer="layout" svg:width="0.599cm" svg:height="1.655cm" svg:x="25.4cm" svg:y="6.344cm" svg:viewBox="0 0 600 1656" svg:d="m223 1232c126-51 248-43 318 13v-1245h55v1325h-2c31 108-60 234-217 298-163 65-322 31-366-80s48-245 212-311zm7 109c-113 99-161 219-109 278s177 29 290-70 161-220 109-279-177-28-290 71z">
          <text:p/>
        </draw:path>
        <draw:custom-shape draw:style-name="gr5" draw:text-style-name="P1" draw:layer="layout" svg:width="0.786cm" svg:height="2.799cm" svg:x="20.21cm" svg:y="10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786cm" svg:height="2.799cm" svg:x="19.44cm" svg:y="10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87cm" svg:height="2.799cm" svg:x="18.668cm" svg:y="10.05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87cm" svg:height="2.799cm" svg:x="20.981cm" svg:y="10.05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86cm" svg:height="2.799cm" svg:x="17.11cm" svg:y="10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786cm" svg:height="2.799cm" svg:x="16.34cm" svg:y="10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87cm" svg:height="2.799cm" svg:x="15.568cm" svg:y="10.05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87cm" svg:height="2.799cm" svg:x="17.881cm" svg:y="10.05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86cm" svg:height="2.799cm" svg:x="23.41cm" svg:y="10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786cm" svg:height="2.799cm" svg:x="22.64cm" svg:y="10.1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87cm" svg:height="2.799cm" svg:x="21.868cm" svg:y="10.0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87cm" svg:height="2.799cm" svg:x="24.181cm" svg:y="10.079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標準">
        <draw:g>
          <draw:path draw:style-name="gr1" draw:text-style-name="P1" draw:layer="layout" svg:width="1.362cm" svg:height="3.463cm" svg:x="1.627cm" svg:y="3.875cm" svg:viewBox="0 0 1363 3464" svg:d="m878 1508c626 0 689 1066-63 1066s-1003-1380-63-1442 314-1066 63-1066 313 3322 0 3385-210-124-439-251c-19-10 251 251 439 126 142-139-178-1970-125-2884 17-304 47-468 188-439 564-62 537 1248-126 1254-877 0-752 1379 63 1317s313-941 0-941c-251 0-314 439-125 502-251 62-439-627 188-627zm-878-251zm1254 2007z">
            <text:p/>
          </draw:path>
          <draw:custom-shape draw:style-name="gr2" draw:text-style-name="P1" draw:layer="layout" svg:width="0.376cm" svg:height="0.377cm" svg:x="2.003cm" svg:y="6.8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1" draw:layer="layout" svg:width="27.7cm" svg:height="0.062cm" svg:x="1cm" svg:y="4.5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7cm" svg:height="0.063cm" svg:x="1cm" svg:y="5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7cm" svg:height="0.064cm" svg:x="1cm" svg:y="5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7cm" svg:height="0.063cm" svg:x="1cm" svg:y="6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7cm" svg:height="0.063cm" svg:x="1cm" svg:y="6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23cm" svg:height="0.045cm" svg:x="3.6cm" svg:y="7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697cm" svg:height="2.799cm" svg:x="6.3cm" svg:y="1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7cm" svg:height="2.799cm" svg:x="3.5cm" svg:y="1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6cm" svg:height="2.445cm" svg:x="28.574cm" svg:y="4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62cm" svg:height="2.445cm" svg:x="28.387cm" svg:y="4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62cm" svg:height="2.445cm" svg:x="14.9cm" svg:y="4.555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1.102cm" svg:height="3.242cm" svg:x="-4.7cm" svg:y="7.857cm" svg:viewBox="0 0 1103 3243" svg:d="m2 575c-24-185 134-394 398-506 300-128 595-73 680 128s-78 452-377 580c-223 95-442 89-576-3v1914c341-510 974-920 208-1650 915 458 322 1456 105 1664s-372 472-434 541c8-168 7-228 4-250h-8c0 0 4-2393 0-2418z">
          <text:p/>
        </draw:path>
        <draw:custom-shape draw:style-name="gr5" draw:text-style-name="P1" draw:layer="layout" svg:width="1.13cm" svg:height="0.761cm" draw:transform="skewX (0.00663225115757847) rotate (0.382576172037157) translate (-6.1cm 5.0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961cm" svg:height="0.5cm" draw:transform="rotate (0.718377520120866) translate (-5.925cm 5.3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" draw:text-style-name="P1" draw:layer="layout" svg:width="1.086cm" svg:height="2.999cm" svg:x="-1.6cm" svg:y="3.1cm" svg:viewBox="0 0 1087 3000" svg:d="m404 2232c227-92 449-78 576 24v-2256h100v2400h-3c56 196-109 425-393 539-297 120-585 58-664-143s87-445 384-564zm12 197c-205 179-290 398-197 505s321 51 526-128 291-398 198-505-322-51-527 128z">
          <text:p/>
        </draw:path>
        <draw:path draw:style-name="gr1" draw:text-style-name="P1" draw:layer="layout" svg:width="0.599cm" svg:height="1.655cm" svg:x="3.9cm" svg:y="6.244cm" svg:viewBox="0 0 600 1656" svg:d="m223 1232c126-51 248-43 318 13v-1245h55v1325h-2c31 108-60 234-217 298-163 65-322 31-366-80s48-245 212-311zm7 109c-113 99-161 219-109 278s177 29 290-70 161-220 109-279-177-28-290 71z">
          <text:p/>
        </draw:path>
        <draw:path draw:style-name="gr1" draw:text-style-name="P1" draw:layer="layout" svg:width="0.599cm" svg:height="1.655cm" svg:x="3.9cm" svg:y="6.244cm" svg:viewBox="0 0 600 1656" svg:d="m223 1232c126-51 248-43 318 13v-1245h55v1325h-2c31 108-60 234-217 298-163 65-322 31-366-80s48-245 212-311zm7 109c-113 99-161 219-109 278s177 29 290-70 161-220 109-279-177-28-290 71z">
          <text:p/>
        </draw:path>
        <draw:path draw:style-name="gr1" draw:text-style-name="P1" draw:layer="layout" svg:width="0.599cm" svg:height="1.655cm" svg:x="3.9cm" svg:y="6.244cm" svg:viewBox="0 0 600 1656" svg:d="m223 1232c126-51 248-43 318 13v-1245h55v1325h-2c31 108-60 234-217 298-163 65-322 31-366-80s48-245 212-311zm7 109c-113 99-161 219-109 278s177 29 290-70 161-220 109-279-177-28-290 71z">
          <text:p/>
        </draw:path>
        <draw:path draw:style-name="gr1" draw:text-style-name="P1" draw:layer="layout" svg:width="0.599cm" svg:height="1.655cm" svg:x="3.9cm" svg:y="6.244cm" svg:viewBox="0 0 600 1656" svg:d="m223 1232c126-51 248-43 318 13v-1245h55v1325h-2c31 108-60 234-217 298-163 65-322 31-366-80s48-245 212-311z">
          <text:p/>
        </draw:path>
        <draw:custom-shape draw:style-name="gr5" draw:text-style-name="P1" draw:layer="layout" svg:width="2.597cm" svg:height="2.799cm" svg:x="9.1cm" svg:y="10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0.599cm" svg:height="1.655cm" svg:x="6.9cm" svg:y="5.6cm" svg:viewBox="0 0 600 1656" svg:d="m223 1232c126-51 248-43 318 13v-1245h55v1325h-2c31 108-60 234-217 298-163 65-322 31-366-80s48-245 212-311z">
          <text:p/>
        </draw:path>
        <draw:path draw:style-name="gr1" draw:text-style-name="P1" draw:layer="layout" svg:width="0.599cm" svg:height="1.655cm" svg:x="10cm" svg:y="5cm" svg:viewBox="0 0 600 1656" svg:d="m223 1232c126-51 248-43 318 13v-1245h55v1325h-2c31 108-60 234-217 298-163 65-322 31-366-80s48-245 212-311z">
          <text:p/>
        </draw:path>
        <draw:path draw:style-name="gr1" draw:text-style-name="P1" draw:layer="layout" svg:width="1.099cm" svg:height="2.124cm" svg:x="13.3cm" svg:y="4.7cm" svg:viewBox="0 0 1100 2125" svg:d="m513 293 513 513-220 440 220 439c-440-73-367 220-147 440-293-147-586-659 0-513l-256-440 256-439-293-293zm-586-440zm1100 1173z">
          <text:p/>
        </draw:path>
        <draw:custom-shape draw:style-name="gr5" draw:text-style-name="P1" draw:layer="layout" svg:width="11.3cm" svg:height="7.399cm" svg:x="15.9cm" svg:y="1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23cm" svg:height="0.045cm" svg:x="16cm" svg:y="7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0.8cm" svg:height="0.532cm" svg:x="16.299cm" svg:y="7.467cm" svg:viewBox="0 0 801 533" svg:d="m400 0c226 0 400 115 400 266s-174 267-400 267-400-115-400-267 174-266 400-266zm-400 0zm801 533zm-573-460c101-55 247-13 335 98s78 239-23 295-247 13-335-98-79-239 23-295zm-179 99zm672 195z">
          <text:p/>
        </draw:path>
        <draw:path draw:style-name="gr1" draw:text-style-name="P1" draw:layer="layout" svg:width="0.8cm" svg:height="0.532cm" svg:x="16.3cm" svg:y="6.768cm" svg:viewBox="0 0 801 533" svg:d="m400 0c226 0 400 115 400 266s-174 267-400 267-400-115-400-267 174-266 400-266zm-400 0zm801 533zm-573-460c101-55 247-13 335 98s78 239-23 295-247 13-335-98-79-239 23-295zm-179 99zm672 195z">
          <text:p/>
        </draw:path>
        <draw:path draw:style-name="gr1" draw:text-style-name="P1" draw:layer="layout" svg:width="0.8cm" svg:height="0.532cm" svg:x="16.301cm" svg:y="6.169cm" svg:viewBox="0 0 801 533" svg:d="m400 0c226 0 400 115 400 266s-174 267-400 267-400-115-400-267 174-266 400-266zm-400 0zm801 533zm-573-460c101-55 247-13 335 98s78 239-23 295-247 13-335-98-79-239 23-295zm-179 99zm672 195z">
          <text:p/>
        </draw:path>
      </draw:page>
      <draw:page draw:name="page9" draw:style-name="dp1" draw:master-page-name="標準">
        <draw:g>
          <draw:path draw:style-name="gr1" draw:text-style-name="P1" draw:layer="layout" svg:width="1.362cm" svg:height="3.463cm" svg:x="1.627cm" svg:y="3.875cm" svg:viewBox="0 0 1363 3464" svg:d="m878 1508c626 0 689 1066-63 1066s-1003-1380-63-1442 314-1066 63-1066 313 3322 0 3385-210-124-439-251c-19-10 251 251 439 126 142-139-178-1970-125-2884 17-304 47-468 188-439 564-62 537 1248-126 1254-877 0-752 1379 63 1317s313-941 0-941c-251 0-314 439-125 502-251 62-439-627 188-627zm-878-251zm1254 2007z">
            <text:p/>
          </draw:path>
          <draw:custom-shape draw:style-name="gr2" draw:text-style-name="P1" draw:layer="layout" svg:width="0.376cm" svg:height="0.377cm" svg:x="2.003cm" svg:y="6.8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1" draw:layer="layout" svg:width="27.7cm" svg:height="0.062cm" svg:x="1cm" svg:y="4.5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7cm" svg:height="0.063cm" svg:x="1cm" svg:y="5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7cm" svg:height="0.064cm" svg:x="1cm" svg:y="5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7cm" svg:height="0.063cm" svg:x="1cm" svg:y="6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7cm" svg:height="0.063cm" svg:x="1cm" svg:y="6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23cm" svg:height="0.045cm" svg:x="3.6cm" svg:y="7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697cm" svg:height="2.799cm" svg:x="6.3cm" svg:y="1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7cm" svg:height="2.799cm" svg:x="3.5cm" svg:y="1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6cm" svg:height="2.445cm" svg:x="28.574cm" svg:y="4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62cm" svg:height="2.445cm" svg:x="28.387cm" svg:y="4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62cm" svg:height="2.445cm" svg:x="14.9cm" svg:y="4.555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1.102cm" svg:height="3.242cm" svg:x="-4.7cm" svg:y="7.857cm" svg:viewBox="0 0 1103 3243" svg:d="m2 575c-24-185 134-394 398-506 300-128 595-73 680 128s-78 452-377 580c-223 95-442 89-576-3v1914c341-510 974-920 208-1650 915 458 322 1456 105 1664s-372 472-434 541c8-168 7-228 4-250h-8c0 0 4-2393 0-2418z">
          <text:p/>
        </draw:path>
        <draw:custom-shape draw:style-name="gr5" draw:text-style-name="P1" draw:layer="layout" svg:width="1.13cm" svg:height="0.761cm" draw:transform="skewX (0.00663225115757847) rotate (0.382576172037157) translate (-6.1cm 5.0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961cm" svg:height="0.5cm" draw:transform="rotate (0.718377520120866) translate (-5.925cm 5.3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" draw:text-style-name="P1" draw:layer="layout" svg:width="1.086cm" svg:height="2.999cm" svg:x="-1.6cm" svg:y="3.1cm" svg:viewBox="0 0 1087 3000" svg:d="m404 2232c227-92 449-78 576 24v-2256h100v2400h-3c56 196-109 425-393 539-297 120-585 58-664-143s87-445 384-564zm12 197c-205 179-290 398-197 505s321 51 526-128 291-398 198-505-322-51-527 128z">
          <text:p/>
        </draw:path>
        <draw:path draw:style-name="gr1" draw:text-style-name="P1" draw:layer="layout" svg:width="0.599cm" svg:height="1.655cm" svg:x="3.9cm" svg:y="6.244cm" svg:viewBox="0 0 600 1656" svg:d="m223 1232c126-51 248-43 318 13v-1245h55v1325h-2c31 108-60 234-217 298-163 65-322 31-366-80s48-245 212-311zm7 109c-113 99-161 219-109 278s177 29 290-70 161-220 109-279-177-28-290 71z">
          <text:p/>
        </draw:path>
        <draw:path draw:style-name="gr1" draw:text-style-name="P1" draw:layer="layout" svg:width="0.599cm" svg:height="1.655cm" svg:x="3.9cm" svg:y="6.244cm" svg:viewBox="0 0 600 1656" svg:d="m223 1232c126-51 248-43 318 13v-1245h55v1325h-2c31 108-60 234-217 298-163 65-322 31-366-80s48-245 212-311zm7 109c-113 99-161 219-109 278s177 29 290-70 161-220 109-279-177-28-290 71z">
          <text:p/>
        </draw:path>
        <draw:path draw:style-name="gr1" draw:text-style-name="P1" draw:layer="layout" svg:width="0.599cm" svg:height="1.655cm" svg:x="3.9cm" svg:y="6.244cm" svg:viewBox="0 0 600 1656" svg:d="m223 1232c126-51 248-43 318 13v-1245h55v1325h-2c31 108-60 234-217 298-163 65-322 31-366-80s48-245 212-311zm7 109c-113 99-161 219-109 278s177 29 290-70 161-220 109-279-177-28-290 71z">
          <text:p/>
        </draw:path>
        <draw:path draw:style-name="gr1" draw:text-style-name="P1" draw:layer="layout" svg:width="0.599cm" svg:height="1.655cm" svg:x="3.9cm" svg:y="6.244cm" svg:viewBox="0 0 600 1656" svg:d="m223 1232c126-51 248-43 318 13v-1245h55v1325h-2c31 108-60 234-217 298-163 65-322 31-366-80s48-245 212-311z">
          <text:p/>
        </draw:path>
        <draw:custom-shape draw:style-name="gr5" draw:text-style-name="P1" draw:layer="layout" svg:width="2.597cm" svg:height="2.799cm" svg:x="9.1cm" svg:y="10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0.599cm" svg:height="1.655cm" svg:x="6.9cm" svg:y="5.244cm" svg:viewBox="0 0 600 1656" svg:d="m223 1232c126-51 248-43 318 13v-1245h55v1325h-2c31 108-60 234-217 298-163 65-322 31-366-80s48-245 212-311z">
          <text:p/>
        </draw:path>
        <draw:path draw:style-name="gr1" draw:text-style-name="P1" draw:layer="layout" svg:width="0.599cm" svg:height="1.655cm" svg:x="10cm" svg:y="4.7cm" svg:viewBox="0 0 600 1656" svg:d="m223 1232c126-51 248-43 318 13v-1245h55v1325h-2c31 108-60 234-217 298-163 65-322 31-366-80s48-245 212-311z">
          <text:p/>
        </draw:path>
        <draw:path draw:style-name="gr1" draw:text-style-name="P1" draw:layer="layout" svg:width="1.099cm" svg:height="2.124cm" svg:x="13.3cm" svg:y="4.7cm" svg:viewBox="0 0 1100 2125" svg:d="m513 293 513 513-220 440 220 439c-440-73-367 220-147 440-293-147-586-659 0-513l-256-440 256-439-293-293zm-586-440zm1100 1173z">
          <text:p/>
        </draw:path>
        <draw:custom-shape draw:style-name="gr5" draw:text-style-name="P1" draw:layer="layout" svg:width="11.3cm" svg:height="7.399cm" svg:x="15.9cm" svg:y="1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23cm" svg:height="0.045cm" svg:x="16cm" svg:y="7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0.8cm" svg:height="0.532cm" svg:x="16.299cm" svg:y="7.467cm" svg:viewBox="0 0 801 533" svg:d="m400 0c226 0 400 115 400 266s-174 267-400 267-400-115-400-267 174-266 400-266zm-400 0zm801 533zm-573-460c101-55 247-13 335 98s78 239-23 295-247 13-335-98-79-239 23-295zm-179 99zm672 195z">
          <text:p/>
        </draw:path>
        <draw:path draw:style-name="gr1" draw:text-style-name="P1" draw:layer="layout" svg:width="0.8cm" svg:height="0.532cm" svg:x="16.299cm" svg:y="6.467cm" svg:viewBox="0 0 801 533" svg:d="m400 0c226 0 400 115 400 266s-174 267-400 267-400-115-400-267 174-266 400-266zm-400 0zm801 533zm-573-460c101-55 247-13 335 98s78 239-23 295-247 13-335-98-79-239 23-295zm-179 99zm672 195z">
          <text:p/>
        </draw:path>
        <draw:path draw:style-name="gr1" draw:text-style-name="P1" draw:layer="layout" svg:width="0.8cm" svg:height="0.532cm" svg:x="16.3cm" svg:y="5.867cm" svg:viewBox="0 0 801 533" svg:d="m400 0c226 0 400 115 400 266s-174 267-400 267-400-115-400-267 174-266 400-266zm-400 0zm801 533zm-573-460c101-55 247-13 335 98s78 239-23 295-247 13-335-98-79-239 23-295zm-179 99zm672 195z">
          <text:p/>
        </draw:path>
      </draw:page>
      <draw:page draw:name="page10" draw:style-name="dp1" draw:master-page-name="標準">
        <draw:g>
          <draw:path draw:style-name="gr1" draw:text-style-name="P1" draw:layer="layout" svg:width="1.362cm" svg:height="3.463cm" svg:x="1.627cm" svg:y="3.875cm" svg:viewBox="0 0 1363 3464" svg:d="m878 1508c626 0 689 1066-63 1066s-1003-1380-63-1442 314-1066 63-1066 313 3322 0 3385-210-124-439-251c-19-10 251 251 439 126 142-139-178-1970-125-2884 17-304 47-468 188-439 564-62 537 1248-126 1254-877 0-752 1379 63 1317s313-941 0-941c-251 0-314 439-125 502-251 62-439-627 188-627zm-878-251zm1254 2007z">
            <text:p/>
          </draw:path>
          <draw:custom-shape draw:style-name="gr2" draw:text-style-name="P1" draw:layer="layout" svg:width="0.376cm" svg:height="0.377cm" svg:x="2.003cm" svg:y="6.8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1" draw:layer="layout" svg:width="27.7cm" svg:height="0.062cm" svg:x="1cm" svg:y="4.5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7cm" svg:height="0.063cm" svg:x="1cm" svg:y="5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7cm" svg:height="0.064cm" svg:x="1cm" svg:y="5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7cm" svg:height="0.063cm" svg:x="1cm" svg:y="6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7cm" svg:height="0.063cm" svg:x="1cm" svg:y="6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23cm" svg:height="0.045cm" svg:x="3.6cm" svg:y="7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697cm" svg:height="2.799cm" svg:x="6.3cm" svg:y="1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7cm" svg:height="2.799cm" svg:x="3.5cm" svg:y="1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6cm" svg:height="2.445cm" svg:x="28.574cm" svg:y="4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62cm" svg:height="2.445cm" svg:x="28.387cm" svg:y="4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62cm" svg:height="2.445cm" svg:x="14.9cm" svg:y="4.555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1.102cm" svg:height="3.242cm" svg:x="-4.7cm" svg:y="7.857cm" svg:viewBox="0 0 1103 3243" svg:d="m2 575c-24-185 134-394 398-506 300-128 595-73 680 128s-78 452-377 580c-223 95-442 89-576-3v1914c341-510 974-920 208-1650 915 458 322 1456 105 1664s-372 472-434 541c8-168 7-228 4-250h-8c0 0 4-2393 0-2418z">
          <text:p/>
        </draw:path>
        <draw:custom-shape draw:style-name="gr5" draw:text-style-name="P1" draw:layer="layout" svg:width="1.13cm" svg:height="0.761cm" draw:transform="skewX (0.00663225115757847) rotate (0.382576172037157) translate (-6.1cm 5.0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961cm" svg:height="0.5cm" draw:transform="rotate (0.718377520120866) translate (-5.925cm 5.3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" draw:text-style-name="P1" draw:layer="layout" svg:width="1.086cm" svg:height="2.999cm" svg:x="-1.6cm" svg:y="3.1cm" svg:viewBox="0 0 1087 3000" svg:d="m404 2232c227-92 449-78 576 24v-2256h100v2400h-3c56 196-109 425-393 539-297 120-585 58-664-143s87-445 384-564zm12 197c-205 179-290 398-197 505s321 51 526-128 291-398 198-505-322-51-527 128z">
          <text:p/>
        </draw:path>
        <draw:path draw:style-name="gr1" draw:text-style-name="P1" draw:layer="layout" svg:width="0.599cm" svg:height="1.655cm" svg:x="3.9cm" svg:y="6.5cm" svg:viewBox="0 0 600 1656" svg:d="m223 1232c126-51 248-43 318 13v-1245h55v1325h-2c31 108-60 234-217 298-163 65-322 31-366-80s48-245 212-311z">
          <text:p/>
        </draw:path>
        <draw:custom-shape draw:style-name="gr5" draw:text-style-name="P1" draw:layer="layout" svg:width="2.597cm" svg:height="2.799cm" svg:x="9.1cm" svg:y="10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0.599cm" svg:height="1.655cm" svg:x="6.9cm" svg:y="5.8cm" svg:viewBox="0 0 600 1656" svg:d="m223 1232c126-51 248-43 318 13v-1245h55v1325h-2c31 108-60 234-217 298-163 65-322 31-366-80s48-245 212-311z">
          <text:p/>
        </draw:path>
        <draw:path draw:style-name="gr1" draw:text-style-name="P1" draw:layer="layout" svg:width="0.599cm" svg:height="1.655cm" svg:x="10cm" svg:y="5cm" svg:viewBox="0 0 600 1656" svg:d="m223 1232c126-51 248-43 318 13v-1245h55v1325h-2c31 108-60 234-217 298-163 65-322 31-366-80s48-245 212-311z">
          <text:p/>
        </draw:path>
        <draw:path draw:style-name="gr1" draw:text-style-name="P1" draw:layer="layout" svg:width="1.099cm" svg:height="2.124cm" svg:x="13.3cm" svg:y="4.7cm" svg:viewBox="0 0 1100 2125" svg:d="m513 293 513 513-220 440 220 439c-440-73-367 220-147 440-293-147-586-659 0-513l-256-440 256-439-293-293zm-586-440zm1100 1173z">
          <text:p/>
        </draw:path>
        <draw:custom-shape draw:style-name="gr5" draw:text-style-name="P1" draw:layer="layout" svg:width="11.3cm" svg:height="7.399cm" svg:x="15.9cm" svg:y="1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23cm" svg:height="0.045cm" svg:x="16cm" svg:y="7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0.8cm" svg:height="0.532cm" svg:x="16.299cm" svg:y="7.8cm" svg:viewBox="0 0 801 533" svg:d="m400 0c226 0 400 115 400 266s-174 267-400 267-400-115-400-267 174-266 400-266zm-400 0zm801 533zm-573-460c101-55 247-13 335 98s78 239-23 295-247 13-335-98-79-239 23-295zm-179 99zm672 195z">
          <text:p/>
        </draw:path>
        <draw:path draw:style-name="gr1" draw:text-style-name="P1" draw:layer="layout" svg:width="0.8cm" svg:height="0.532cm" svg:x="16.3cm" svg:y="6.967cm" svg:viewBox="0 0 801 533" svg:d="m400 0c226 0 400 115 400 266s-174 267-400 267-400-115-400-267 174-266 400-266zm-400 0zm801 533zm-573-460c101-55 247-13 335 98s78 239-23 295-247 13-335-98-79-239 23-295zm-179 99zm672 195z">
          <text:p/>
        </draw:path>
        <draw:path draw:style-name="gr1" draw:text-style-name="P1" draw:layer="layout" svg:width="0.8cm" svg:height="0.532cm" svg:x="16.301cm" svg:y="6.169cm" svg:viewBox="0 0 801 533" svg:d="m400 0c226 0 400 115 400 266s-174 267-400 267-400-115-400-267 174-266 400-266zm-400 0zm801 533zm-573-460c101-55 247-13 335 98s78 239-23 295-247 13-335-98-79-239 23-295zm-179 99zm672 195z">
          <text:p/>
        </draw:path>
      </draw:page>
      <draw:page draw:name="page11" draw:style-name="dp1" draw:master-page-name="標準">
        <draw:g>
          <draw:path draw:style-name="gr1" draw:text-style-name="P1" draw:layer="layout" svg:width="1.362cm" svg:height="3.463cm" svg:x="1.627cm" svg:y="3.875cm" svg:viewBox="0 0 1363 3464" svg:d="m878 1508c626 0 689 1066-63 1066s-1003-1380-63-1442 314-1066 63-1066 313 3322 0 3385-210-124-439-251c-19-10 251 251 439 126 142-139-178-1970-125-2884 17-304 47-468 188-439 564-62 537 1248-126 1254-877 0-752 1379 63 1317s313-941 0-941c-251 0-314 439-125 502-251 62-439-627 188-627zm-878-251zm1254 2007z">
            <text:p/>
          </draw:path>
          <draw:custom-shape draw:style-name="gr2" draw:text-style-name="P1" draw:layer="layout" svg:width="0.376cm" svg:height="0.377cm" svg:x="2.003cm" svg:y="6.8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1" draw:layer="layout" svg:width="27.7cm" svg:height="0.062cm" svg:x="1cm" svg:y="4.5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7cm" svg:height="0.063cm" svg:x="1cm" svg:y="5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7cm" svg:height="0.064cm" svg:x="1cm" svg:y="5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7cm" svg:height="0.063cm" svg:x="1cm" svg:y="6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7cm" svg:height="0.063cm" svg:x="1cm" svg:y="6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23cm" svg:height="0.045cm" svg:x="3.6cm" svg:y="7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7cm" svg:height="2.799cm" svg:x="3.5cm" svg:y="1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6cm" svg:height="2.445cm" svg:x="28.574cm" svg:y="4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62cm" svg:height="2.445cm" svg:x="28.387cm" svg:y="4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62cm" svg:height="2.445cm" svg:x="14.9cm" svg:y="4.555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1.102cm" svg:height="3.242cm" svg:x="-4.7cm" svg:y="7.857cm" svg:viewBox="0 0 1103 3243" svg:d="m2 575c-24-185 134-394 398-506 300-128 595-73 680 128s-78 452-377 580c-223 95-442 89-576-3v1914c341-510 974-920 208-1650 915 458 322 1456 105 1664s-372 472-434 541c8-168 7-228 4-250h-8c0 0 4-2393 0-2418z">
          <text:p/>
        </draw:path>
        <draw:custom-shape draw:style-name="gr5" draw:text-style-name="P1" draw:layer="layout" svg:width="1.13cm" svg:height="0.761cm" draw:transform="skewX (0.00663225115757847) rotate (0.382576172037157) translate (-6.1cm 5.0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961cm" svg:height="0.5cm" draw:transform="rotate (0.718377520120866) translate (-5.925cm 5.3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" draw:text-style-name="P1" draw:layer="layout" svg:width="1.086cm" svg:height="2.999cm" svg:x="-1.6cm" svg:y="3.1cm" svg:viewBox="0 0 1087 3000" svg:d="m404 2232c227-92 449-78 576 24v-2256h100v2400h-3c56 196-109 425-393 539-297 120-585 58-664-143s87-445 384-564zm12 197c-205 179-290 398-197 505s321 51 526-128 291-398 198-505-322-51-527 128z">
          <text:p/>
        </draw:path>
        <draw:custom-shape draw:style-name="gr5" draw:text-style-name="P1" draw:layer="layout" svg:width="2.597cm" svg:height="2.799cm" svg:x="9.1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3cm" svg:x="26.4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0.599cm" svg:height="1.655cm" svg:x="3.9cm" svg:y="6.144cm" svg:viewBox="0 0 600 1656" svg:d="m223 1232c126-51 248-43 318 13v-1245h55v1325h-2c31 108-60 234-217 298-163 65-322 31-366-80s48-245 212-311zm7 109c-113 99-161 219-109 278s177 29 290-70 161-220 109-279-177-28-290 71z">
          <text:p/>
        </draw:path>
        <draw:path draw:style-name="gr1" draw:text-style-name="P1" draw:layer="layout" svg:width="0.599cm" svg:height="1.655cm" svg:x="3.9cm" svg:y="5.544cm" svg:viewBox="0 0 600 1656" svg:d="m223 1232c126-51 248-43 318 13v-1245h55v1325h-2c31 108-60 234-217 298-163 65-322 31-366-80s48-245 212-311zm7 109c-113 99-161 219-109 278s177 29 290-70 161-220 109-279-177-28-290 71z">
          <text:p/>
        </draw:path>
        <draw:path draw:style-name="gr1" draw:text-style-name="P1" draw:layer="layout" svg:width="0.599cm" svg:height="1.655cm" svg:x="3.9cm" svg:y="5cm" svg:viewBox="0 0 600 1656" svg:d="m223 1232c126-51 248-43 318 13v-1245h55v1325h-2c31 108-60 234-217 298-163 65-322 31-366-80s48-245 212-311zm7 109c-113 99-161 219-109 278s177 29 290-70 161-220 109-279-177-28-290 71z">
          <text:p/>
        </draw:path>
        <draw:custom-shape draw:style-name="gr2" draw:text-style-name="P1" draw:layer="layout" svg:width="1.323cm" svg:height="0.045cm" svg:x="16.501cm" svg:y="7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0.599cm" svg:height="1.655cm" svg:x="16.801cm" svg:y="6.144cm" svg:viewBox="0 0 600 1656" svg:d="m223 1232c126-51 248-43 318 13v-1245h55v1325h-2c31 108-60 234-217 298-163 65-322 31-366-80s48-245 212-311zm7 109c-113 99-161 219-109 278s177 29 290-70 161-220 109-279-177-28-290 71z">
          <text:p/>
        </draw:path>
        <draw:path draw:style-name="gr1" draw:text-style-name="P1" draw:layer="layout" svg:width="0.599cm" svg:height="1.655cm" svg:x="16.801cm" svg:y="5.544cm" svg:viewBox="0 0 600 1656" svg:d="m223 1232c126-51 248-43 318 13v-1245h55v1325h-2c31 108-60 234-217 298-163 65-322 31-366-80s48-245 212-311zm7 109c-113 99-161 219-109 278s177 29 290-70 161-220 109-279-177-28-290 71z">
          <text:p/>
        </draw:path>
        <draw:path draw:style-name="gr1" draw:text-style-name="P1" draw:layer="layout" svg:width="0.599cm" svg:height="1.655cm" svg:x="16.801cm" svg:y="5cm" svg:viewBox="0 0 600 1656" svg:d="m223 1232c126-51 248-43 318 13v-1245h55v1325h-2c31 108-60 234-217 298-163 65-322 31-366-80s48-245 212-311zm7 109c-113 99-161 219-109 278s177 29 290-70 161-220 109-279-177-28-290 71z">
          <text:p/>
        </draw:path>
        <draw:custom-shape draw:style-name="gr5" draw:text-style-name="P1" draw:layer="layout" svg:width="2.597cm" svg:height="2.799cm" svg:x="16.301cm" svg:y="1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23cm" svg:height="0.045cm" svg:x="9.502cm" svg:y="7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0.599cm" svg:height="1.655cm" svg:x="9.802cm" svg:y="6.344cm" svg:viewBox="0 0 600 1656" svg:d="m223 1232c126-51 248-43 318 13v-1245h55v1325h-2c31 108-60 234-217 298-163 65-322 31-366-80s48-245 212-311zm7 109c-113 99-161 219-109 278s177 29 290-70 161-220 109-279-177-28-290 71z">
          <text:p/>
        </draw:path>
        <draw:path draw:style-name="gr1" draw:text-style-name="P1" draw:layer="layout" svg:width="0.599cm" svg:height="1.655cm" svg:x="9.802cm" svg:y="5.844cm" svg:viewBox="0 0 600 1656" svg:d="m223 1232c126-51 248-43 318 13v-1245h55v1325h-2c31 108-60 234-217 298-163 65-322 31-366-80s48-245 212-311zm7 109c-113 99-161 219-109 278s177 29 290-70 161-220 109-279-177-28-290 71z">
          <text:p/>
        </draw:path>
        <draw:path draw:style-name="gr1" draw:text-style-name="P1" draw:layer="layout" svg:width="0.599cm" svg:height="1.655cm" svg:x="9.802cm" svg:y="5cm" svg:viewBox="0 0 600 1656" svg:d="m223 1232c126-51 248-43 318 13v-1245h55v1325h-2c31 108-60 234-217 298-163 65-322 31-366-80s48-245 212-311zm7 109c-113 99-161 219-109 278s177 29 290-70 161-220 109-279-177-28-290 71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7-20T10:04:45.80</meta:creation-date>
    <meta:print-date>2014-07-30T20:54:43.09</meta:print-date>
    <dc:date>2014-07-30T20:54:53.41</dc:date>
    <meta:editing-duration>PT13H11M1S</meta:editing-duration>
    <meta:editing-cycles>2</meta:editing-cycles>
    <meta:generator>LibreOffice/3.4$Win32 LibreOffice_project/340m1$Build-203</meta:generator>
    <meta:document-statistic meta:object-count="389"/>
  </office:meta>
</office:document-meta>
</file>